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27">
            <text:p>22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37">
            <text:p>33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08">
            <text:p>50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2475">
            <text:p>2247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238">
            <text:p>2623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731">
            <text:p>2973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2">
            <text:p>2021-03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4 - 1.19)">
            <text:p>(1.04 - 1.1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6">
            <text:p>1.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3.5">
            <text:p>3.5</text:p>
          </table:table-cell>
          <table:table-cell office:value-type="float" office:value="-81.875">
            <text:p>-81.875</text:p>
          </table:table-cell>
          <table:table-cell office:value-type="float" office:value="-139.25">
            <text:p>-139.25</text:p>
          </table:table-cell>
          <table:table-cell office:value-type="float" office:value="0.000491297024143739">
            <text:p>0.000491297</text:p>
          </table:table-cell>
          <table:table-cell office:value-type="float" office:value="-0.00816626770396968">
            <text:p>-0.0081662677</text:p>
          </table:table-cell>
          <table:table-cell office:value-type="float" office:value="-0.00937268627582958">
            <text:p>-0.0093726863</text:p>
          </table:table-cell>
          <table:table-cell office:value-type="float" office:value="1.00172001267512">
            <text:p>1.0017200127</text:p>
          </table:table-cell>
          <table:table-cell office:value-type="float" office:value="0.971548771375403">
            <text:p>0.9715487714</text:p>
          </table:table-cell>
          <table:table-cell office:value-type="float" office:value="0.967367778640726">
            <text:p>0.967367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416">
            <text:p>7416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67.125">
            <text:p>67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905137540453074">
            <text:p>0.0090513754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3184039161342">
            <text:p>1.0318403916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160">
            <text:p>14160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235">
            <text:p>23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65960451977401">
            <text:p>0.0165960452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5862599847585">
            <text:p>1.0586259985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461">
            <text:p>15461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309">
            <text:p>309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99857706487291">
            <text:p>0.0199857706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7073308208626">
            <text:p>1.07073308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892">
            <text:p>10892</text:p>
          </table:table-cell>
          <table:table-cell office:value-type="float" office:value="15053">
            <text:p>15053</text:p>
          </table:table-cell>
          <table:table-cell office:value-type="float" office:value="3.5">
            <text:p>3.5</text:p>
          </table:table-cell>
          <table:table-cell office:value-type="float" office:value="-92.125">
            <text:p>-92.125</text:p>
          </table:table-cell>
          <table:table-cell office:value-type="float" office:value="322.5">
            <text:p>322.5</text:p>
          </table:table-cell>
          <table:table-cell office:value-type="float" office:value="0.000491297024143739">
            <text:p>0.000491297</text:p>
          </table:table-cell>
          <table:table-cell office:value-type="float" office:value="-0.00845804260007345">
            <text:p>-0.0084580426</text:p>
          </table:table-cell>
          <table:table-cell office:value-type="float" office:value="0.0214243008038265">
            <text:p>0.0214243008</text:p>
          </table:table-cell>
          <table:table-cell office:value-type="float" office:value="1.00172001267512">
            <text:p>1.0017200127</text:p>
          </table:table-cell>
          <table:table-cell office:value-type="float" office:value="0.970537066329607">
            <text:p>0.9705370663</text:p>
          </table:table-cell>
          <table:table-cell office:value-type="float" office:value="1.07588469411666">
            <text:p>1.075884694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986654602988">
            <text:p>32.69866546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335">
            <text:p>7335</text:p>
          </table:table-cell>
          <table:table-cell office:value-type="float" office:value="10238">
            <text:p>10238</text:p>
          </table:table-cell>
          <table:table-cell office:value-type="float" office:value="14381">
            <text:p>14381</text:p>
          </table:table-cell>
          <table:table-cell office:value-type="float" office:value="42.5">
            <text:p>42.5</text:p>
          </table:table-cell>
          <table:table-cell office:value-type="float" office:value="-60.25">
            <text:p>-60.25</text:p>
          </table:table-cell>
          <table:table-cell office:value-type="float" office:value="521.375">
            <text:p>521.375</text:p>
          </table:table-cell>
          <table:table-cell office:value-type="float" office:value="0.00579413769597819">
            <text:p>0.0057941377</text:p>
          </table:table-cell>
          <table:table-cell office:value-type="float" office:value="-0.00588493846454386">
            <text:p>-0.0058849385</text:p>
          </table:table-cell>
          <table:table-cell office:value-type="float" office:value="0.0362544329323413">
            <text:p>0.0362544329</text:p>
          </table:table-cell>
          <table:table-cell office:value-type="float" office:value="1.02034528311794">
            <text:p>1.0203452831</text:p>
          </table:table-cell>
          <table:table-cell office:value-type="float" office:value="0.97947059507553">
            <text:p>0.9794705951</text:p>
          </table:table-cell>
          <table:table-cell office:value-type="float" office:value="1.1294667077214">
            <text:p>1.12946670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4634800801538">
            <text:p>19.463480080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465">
            <text:p>10465</text:p>
          </table:table-cell>
          <table:table-cell office:value-type="float" office:value="14902">
            <text:p>14902</text:p>
          </table:table-cell>
          <table:table-cell office:value-type="float" office:value="66.25">
            <text:p>66.25</text:p>
          </table:table-cell>
          <table:table-cell office:value-type="float" office:value="77">
            <text:p>77</text:p>
          </table:table-cell>
          <table:table-cell office:value-type="float" office:value="439.375">
            <text:p>439.375</text:p>
          </table:table-cell>
          <table:table-cell office:value-type="float" office:value="0.0089551230062179">
            <text:p>0.008955123</text:p>
          </table:table-cell>
          <table:table-cell office:value-type="float" office:value="0.00735785953177258">
            <text:p>0.0073578595</text:p>
          </table:table-cell>
          <table:table-cell office:value-type="float" office:value="0.0294842974097437">
            <text:p>0.0294842974</text:p>
          </table:table-cell>
          <table:table-cell office:value-type="float" office:value="1.03150011120875">
            <text:p>1.0315001112</text:p>
          </table:table-cell>
          <table:table-cell office:value-type="float" office:value="1.02585861903111">
            <text:p>1.025858619</text:p>
          </table:table-cell>
          <table:table-cell office:value-type="float" office:value="1.10489891556985">
            <text:p>1.1048989156</text:p>
          </table:table-cell>
          <table:table-cell table:number-columns-repeated="2" office:value-type="float" office:value="0">
            <text:p>0</text:p>
          </table:table-cell>
          <table:table-cell office:value-type="float" office:value="23.8539234022994">
            <text:p>23.85392340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967">
            <text:p>10967</text:p>
          </table:table-cell>
          <table:table-cell office:value-type="float" office:value="15461">
            <text:p>15461</text:p>
          </table:table-cell>
          <table:table-cell office:value-type="float" office:value="109.375">
            <text:p>109.375</text:p>
          </table:table-cell>
          <table:table-cell office:value-type="float" office:value="78.25">
            <text:p>78.25</text:p>
          </table:table-cell>
          <table:table-cell office:value-type="float" office:value="309">
            <text:p>309</text:p>
          </table:table-cell>
          <table:table-cell office:value-type="float" office:value="0.0153530320044919">
            <text:p>0.015353032</text:p>
          </table:table-cell>
          <table:table-cell office:value-type="float" office:value="0.00713504148810067">
            <text:p>0.0071350415</text:p>
          </table:table-cell>
          <table:table-cell office:value-type="float" office:value="0.0199857706487291">
            <text:p>0.0199857706</text:p>
          </table:table-cell>
          <table:table-cell office:value-type="float" office:value="1.05419761457551">
            <text:p>1.0541976146</text:p>
          </table:table-cell>
          <table:table-cell office:value-type="float" office:value="1.02507242648974">
            <text:p>1.0250724265</text:p>
          </table:table-cell>
          <table:table-cell office:value-type="float" office:value="1.07073308208626">
            <text:p>1.07073308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978">
            <text:p>10978</text:p>
          </table:table-cell>
          <table:table-cell office:value-type="float" office:value="15144">
            <text:p>15144</text:p>
          </table:table-cell>
          <table:table-cell office:value-type="float" office:value="37.875">
            <text:p>37.875</text:p>
          </table:table-cell>
          <table:table-cell office:value-type="float" office:value="-49.5">
            <text:p>-49.5</text:p>
          </table:table-cell>
          <table:table-cell office:value-type="float" office:value="290.625">
            <text:p>290.625</text:p>
          </table:table-cell>
          <table:table-cell office:value-type="float" office:value="0.00526773296244784">
            <text:p>0.005267733</text:p>
          </table:table-cell>
          <table:table-cell office:value-type="float" office:value="-0.00450901803607214">
            <text:p>-0.004509018</text:p>
          </table:table-cell>
          <table:table-cell office:value-type="float" office:value="0.0191907686212361">
            <text:p>0.0191907686</text:p>
          </table:table-cell>
          <table:table-cell office:value-type="float" office:value="1.01849145342927">
            <text:p>1.0184914534</text:p>
          </table:table-cell>
          <table:table-cell office:value-type="float" office:value="0.984258286111301">
            <text:p>0.9842582861</text:p>
          </table:table-cell>
          <table:table-cell office:value-type="float" office:value="1.06788952995086">
            <text:p>1.067889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96">
            <text:p>7296</text:p>
          </table:table-cell>
          <table:table-cell office:value-type="float" office:value="10739">
            <text:p>10739</text:p>
          </table:table-cell>
          <table:table-cell office:value-type="float" office:value="16478">
            <text:p>16478</text:p>
          </table:table-cell>
          <table:table-cell office:value-type="float" office:value="59.75">
            <text:p>59.75</text:p>
          </table:table-cell>
          <table:table-cell office:value-type="float" office:value="302.375">
            <text:p>302.375</text:p>
          </table:table-cell>
          <table:table-cell office:value-type="float" office:value="-5.375">
            <text:p>-5.375</text:p>
          </table:table-cell>
          <table:table-cell office:value-type="float" office:value="0.00818941885964912">
            <text:p>0.0081894189</text:p>
          </table:table-cell>
          <table:table-cell office:value-type="float" office:value="0.0281567185026539">
            <text:p>0.0281567185</text:p>
          </table:table-cell>
          <table:table-cell office:value-type="float" office:value="-0.000326192499089695">
            <text:p>-0.0003261925</text:p>
          </table:table-cell>
          <table:table-cell office:value-type="float" office:value="1.02879441650804">
            <text:p>1.0287944165</text:p>
          </table:table-cell>
          <table:table-cell office:value-type="float" office:value="1.10010240432109">
            <text:p>1.1001024043</text:p>
          </table:table-cell>
          <table:table-cell office:value-type="float" office:value="0.998858534800217">
            <text:p>0.9988585348</text:p>
          </table:table-cell>
          <table:table-cell office:value-type="float" office:value="0">
            <text:p>0</text:p>
          </table:table-cell>
          <table:table-cell office:value-type="float" office:value="24.9624399582753">
            <text:p>24.9624399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998">
            <text:p>7998</text:p>
          </table:table-cell>
          <table:table-cell office:value-type="float" office:value="10802">
            <text:p>10802</text:p>
          </table:table-cell>
          <table:table-cell office:value-type="float" office:value="17366">
            <text:p>17366</text:p>
          </table:table-cell>
          <table:table-cell office:value-type="float" office:value="147">
            <text:p>147</text:p>
          </table:table-cell>
          <table:table-cell office:value-type="float" office:value="314.625">
            <text:p>314.625</text:p>
          </table:table-cell>
          <table:table-cell office:value-type="float" office:value="-31.75">
            <text:p>-31.75</text:p>
          </table:table-cell>
          <table:table-cell office:value-type="float" office:value="0.0183795948987247">
            <text:p>0.0183795949</text:p>
          </table:table-cell>
          <table:table-cell office:value-type="float" office:value="0.0291265506387706">
            <text:p>0.0291265506</text:p>
          </table:table-cell>
          <table:table-cell office:value-type="float" office:value="-0.00182828515490038">
            <text:p>-0.0018282852</text:p>
          </table:table-cell>
          <table:table-cell office:value-type="float" office:value="1.06499068878247">
            <text:p>1.0649906888</text:p>
          </table:table-cell>
          <table:table-cell office:value-type="float" office:value="1.10360570490184">
            <text:p>1.1036057049</text:p>
          </table:table-cell>
          <table:table-cell office:value-type="float" office:value="0.993607553506">
            <text:p>0.9936075535</text:p>
          </table:table-cell>
          <table:table-cell office:value-type="float" office:value="0">
            <text:p>0</text:p>
          </table:table-cell>
          <table:table-cell office:value-type="float" office:value="24.1426930463786">
            <text:p>24.1426930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524">
            <text:p>8524</text:p>
          </table:table-cell>
          <table:table-cell office:value-type="float" office:value="11386">
            <text:p>11386</text:p>
          </table:table-cell>
          <table:table-cell office:value-type="float" office:value="16447">
            <text:p>16447</text:p>
          </table:table-cell>
          <table:table-cell office:value-type="float" office:value="121.75">
            <text:p>121.75</text:p>
          </table:table-cell>
          <table:table-cell office:value-type="float" office:value="195.25">
            <text:p>195.25</text:p>
          </table:table-cell>
          <table:table-cell office:value-type="float" office:value="-54.5">
            <text:p>-54.5</text:p>
          </table:table-cell>
          <table:table-cell office:value-type="float" office:value="0.0142832003754106">
            <text:p>0.0142832004</text:p>
          </table:table-cell>
          <table:table-cell office:value-type="float" office:value="0.0171482522395925">
            <text:p>0.0171482522</text:p>
          </table:table-cell>
          <table:table-cell office:value-type="float" office:value="-0.00331367422630267">
            <text:p>-0.0033136742</text:p>
          </table:table-cell>
          <table:table-cell office:value-type="float" office:value="1.05039106054735">
            <text:p>1.0503910605</text:p>
          </table:table-cell>
          <table:table-cell office:value-type="float" office:value="1.06059524544612">
            <text:p>1.0605952454</text:p>
          </table:table-cell>
          <table:table-cell office:value-type="float" office:value="0.988423661864222">
            <text:p>0.9884236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424">
            <text:p>8424</text:p>
          </table:table-cell>
          <table:table-cell office:value-type="float" office:value="10976">
            <text:p>10976</text:p>
          </table:table-cell>
          <table:table-cell office:value-type="float" office:value="15144">
            <text:p>15144</text:p>
          </table:table-cell>
          <table:table-cell office:value-type="float" office:value="89.5">
            <text:p>89.5</text:p>
          </table:table-cell>
          <table:table-cell office:value-type="float" office:value="112.375">
            <text:p>112.375</text:p>
          </table:table-cell>
          <table:table-cell office:value-type="float" office:value="290.625">
            <text:p>290.625</text:p>
          </table:table-cell>
          <table:table-cell office:value-type="float" office:value="0.0106244064577398">
            <text:p>0.0106244065</text:p>
          </table:table-cell>
          <table:table-cell office:value-type="float" office:value="0.0102382470845481">
            <text:p>0.0102382471</text:p>
          </table:table-cell>
          <table:table-cell office:value-type="float" office:value="0.0191907686212361">
            <text:p>0.0191907686</text:p>
          </table:table-cell>
          <table:table-cell office:value-type="float" office:value="1.03740666350674">
            <text:p>1.0374066635</text:p>
          </table:table-cell>
          <table:table-cell office:value-type="float" office:value="1.03603931533451">
            <text:p>1.0360393153</text:p>
          </table:table-cell>
          <table:table-cell office:value-type="float" office:value="1.06788952995086">
            <text:p>1.067889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186">
            <text:p>8186</text:p>
          </table:table-cell>
          <table:table-cell office:value-type="float" office:value="10744">
            <text:p>10744</text:p>
          </table:table-cell>
          <table:table-cell office:value-type="float" office:value="16157">
            <text:p>16157</text:p>
          </table:table-cell>
          <table:table-cell office:value-type="float" office:value="246">
            <text:p>246</text:p>
          </table:table-cell>
          <table:table-cell office:value-type="float" office:value="234.75">
            <text:p>234.75</text:p>
          </table:table-cell>
          <table:table-cell office:value-type="float" office:value="-69.75">
            <text:p>-69.75</text:p>
          </table:table-cell>
          <table:table-cell office:value-type="float" office:value="0.0300513071096995">
            <text:p>0.0300513071</text:p>
          </table:table-cell>
          <table:table-cell office:value-type="float" office:value="0.0218494043186895">
            <text:p>0.0218494043</text:p>
          </table:table-cell>
          <table:table-cell office:value-type="float" office:value="-0.00431701429720864">
            <text:p>-0.0043170143</text:p>
          </table:table-cell>
          <table:table-cell office:value-type="float" office:value="1.10694961375959">
            <text:p>1.1069496138</text:p>
          </table:table-cell>
          <table:table-cell office:value-type="float" office:value="1.07740861219481">
            <text:p>1.0774086122</text:p>
          </table:table-cell>
          <table:table-cell office:value-type="float" office:value="0.984926977720157">
            <text:p>0.9849269777</text:p>
          </table:table-cell>
          <table:table-cell office:value-type="float" office:value="23.4103219728196">
            <text:p>23.4103219728</text:p>
          </table:table-cell>
          <table:table-cell office:value-type="float" office:value="32.0691730761958">
            <text:p>32.0691730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155">
            <text:p>8155</text:p>
          </table:table-cell>
          <table:table-cell office:value-type="float" office:value="10812">
            <text:p>10812</text:p>
          </table:table-cell>
          <table:table-cell office:value-type="float" office:value="17377">
            <text:p>17377</text:p>
          </table:table-cell>
          <table:table-cell office:value-type="float" office:value="10.75">
            <text:p>10.75</text:p>
          </table:table-cell>
          <table:table-cell office:value-type="float" office:value="268.25">
            <text:p>268.25</text:p>
          </table:table-cell>
          <table:table-cell office:value-type="float" office:value="-35.25">
            <text:p>-35.25</text:p>
          </table:table-cell>
          <table:table-cell office:value-type="float" office:value="0.0013182096873084">
            <text:p>0.0013182097</text:p>
          </table:table-cell>
          <table:table-cell office:value-type="float" office:value="0.0248103958564558">
            <text:p>0.0248103959</text:p>
          </table:table-cell>
          <table:table-cell office:value-type="float" office:value="-0.00202854347700984">
            <text:p>-0.0020285435</text:p>
          </table:table-cell>
          <table:table-cell office:value-type="float" office:value="1.00461713975207">
            <text:p>1.0046171398</text:p>
          </table:table-cell>
          <table:table-cell office:value-type="float" office:value="1.088042874753">
            <text:p>1.0880428748</text:p>
          </table:table-cell>
          <table:table-cell office:value-type="float" office:value="0.992908163208196">
            <text:p>0.9929081632</text:p>
          </table:table-cell>
          <table:table-cell office:value-type="float" office:value="0">
            <text:p>0</text:p>
          </table:table-cell>
          <table:table-cell office:value-type="float" office:value="28.2829299041068">
            <text:p>28.2829299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454">
            <text:p>8454</text:p>
          </table:table-cell>
          <table:table-cell office:value-type="float" office:value="11050">
            <text:p>11050</text:p>
          </table:table-cell>
          <table:table-cell office:value-type="float" office:value="16553">
            <text:p>16553</text:p>
          </table:table-cell>
          <table:table-cell office:value-type="float" office:value="100">
            <text:p>100</text:p>
          </table:table-cell>
          <table:table-cell office:value-type="float" office:value="-60">
            <text:p>-60</text:p>
          </table:table-cell>
          <table:table-cell office:value-type="float" office:value="4.5">
            <text:p>4.5</text:p>
          </table:table-cell>
          <table:table-cell office:value-type="float" office:value="0.0118287201324817">
            <text:p>0.0118287201</text:p>
          </table:table-cell>
          <table:table-cell office:value-type="float" office:value="-0.00542986425339366">
            <text:p>-0.0054298643</text:p>
          </table:table-cell>
          <table:table-cell office:value-type="float" office:value="0.000271854044584063">
            <text:p>0.000271854</text:p>
          </table:table-cell>
          <table:table-cell office:value-type="float" office:value="1.04167476095883">
            <text:p>1.041674761</text:p>
          </table:table-cell>
          <table:table-cell office:value-type="float" office:value="0.98105326262771">
            <text:p>0.9810532626</text:p>
          </table:table-cell>
          <table:table-cell office:value-type="float" office:value="1.0009516340091">
            <text:p>1.000951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460">
            <text:p>8460</text:p>
          </table:table-cell>
          <table:table-cell office:value-type="float" office:value="10934">
            <text:p>10934</text:p>
          </table:table-cell>
          <table:table-cell office:value-type="float" office:value="16223">
            <text:p>16223</text:p>
          </table:table-cell>
          <table:table-cell office:value-type="float" office:value="108.375">
            <text:p>108.375</text:p>
          </table:table-cell>
          <table:table-cell office:value-type="float" office:value="-15.5">
            <text:p>-15.5</text:p>
          </table:table-cell>
          <table:table-cell office:value-type="float" office:value="87.875">
            <text:p>87.875</text:p>
          </table:table-cell>
          <table:table-cell office:value-type="float" office:value="0.0128102836879433">
            <text:p>0.0128102837</text:p>
          </table:table-cell>
          <table:table-cell office:value-type="float" office:value="-0.00141759648801902">
            <text:p>-0.0014175965</text:p>
          </table:table-cell>
          <table:table-cell office:value-type="float" office:value="0.00541669235036676">
            <text:p>0.0054166924</text:p>
          </table:table-cell>
          <table:table-cell office:value-type="float" office:value="1.04515763550941">
            <text:p>1.0451576355</text:p>
          </table:table-cell>
          <table:table-cell office:value-type="float" office:value="0.995042351068347">
            <text:p>0.9950423511</text:p>
          </table:table-cell>
          <table:table-cell office:value-type="float" office:value="1.01901593071608">
            <text:p>1.01901593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8186">
            <text:p>8186</text:p>
          </table:table-cell>
          <table:table-cell office:value-type="float" office:value="11696">
            <text:p>11696</text:p>
          </table:table-cell>
          <table:table-cell office:value-type="float" office:value="19253">
            <text:p>19253</text:p>
          </table:table-cell>
          <table:table-cell office:value-type="float" office:value="246">
            <text:p>246</text:p>
          </table:table-cell>
          <table:table-cell office:value-type="float" office:value="7.875">
            <text:p>7.875</text:p>
          </table:table-cell>
          <table:table-cell office:value-type="float" office:value="57.125">
            <text:p>57.125</text:p>
          </table:table-cell>
          <table:table-cell office:value-type="float" office:value="0.0300513071096995">
            <text:p>0.0300513071</text:p>
          </table:table-cell>
          <table:table-cell office:value-type="float" office:value="0.000673307113543092">
            <text:p>0.0006733071</text:p>
          </table:table-cell>
          <table:table-cell office:value-type="float" office:value="0.00296707006700255">
            <text:p>0.0029670701</text:p>
          </table:table-cell>
          <table:table-cell office:value-type="float" office:value="1.10694961375959">
            <text:p>1.1069496138</text:p>
          </table:table-cell>
          <table:table-cell office:value-type="float" office:value="1.00235746344864">
            <text:p>1.0023574634</text:p>
          </table:table-cell>
          <table:table-cell office:value-type="float" office:value="1.01040200010388">
            <text:p>1.0104020001</text:p>
          </table:table-cell>
          <table:table-cell office:value-type="float" office:value="23.4103219728196">
            <text:p>23.4103219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466">
            <text:p>466</text:p>
          </table:table-cell>
          <table:table-cell office:value-type="float" office:value="8376">
            <text:p>8376</text:p>
          </table:table-cell>
          <table:table-cell office:value-type="float" office:value="12758">
            <text:p>12758</text:p>
          </table:table-cell>
          <table:table-cell office:value-type="float" office:value="17476">
            <text:p>17476</text:p>
          </table:table-cell>
          <table:table-cell office:value-type="float" office:value="-83.75">
            <text:p>-83.75</text:p>
          </table:table-cell>
          <table:table-cell office:value-type="float" office:value="88.75">
            <text:p>88.75</text:p>
          </table:table-cell>
          <table:table-cell office:value-type="float" office:value="243.875">
            <text:p>243.875</text:p>
          </table:table-cell>
          <table:table-cell office:value-type="float" office:value="-0.00999880611270296">
            <text:p>-0.0099988061</text:p>
          </table:table-cell>
          <table:table-cell office:value-type="float" office:value="0.00695641950148926">
            <text:p>0.0069564195</text:p>
          </table:table-cell>
          <table:table-cell office:value-type="float" office:value="0.0139548523689632">
            <text:p>0.0139548524</text:p>
          </table:table-cell>
          <table:table-cell office:value-type="float" office:value="0.965200131807951">
            <text:p>0.9652001318</text:p>
          </table:table-cell>
          <table:table-cell office:value-type="float" office:value="1.02444231612888">
            <text:p>1.0244423161</text:p>
          </table:table-cell>
          <table:table-cell office:value-type="float" office:value="1.04922366958446">
            <text:p>1.0492236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505">
            <text:p>8505</text:p>
          </table:table-cell>
          <table:table-cell office:value-type="float" office:value="11521">
            <text:p>11521</text:p>
          </table:table-cell>
          <table:table-cell office:value-type="float" office:value="16311">
            <text:p>16311</text:p>
          </table:table-cell>
          <table:table-cell office:value-type="float" office:value="-90.25">
            <text:p>-90.25</text:p>
          </table:table-cell>
          <table:table-cell office:value-type="float" office:value="361.25">
            <text:p>361.25</text:p>
          </table:table-cell>
          <table:table-cell office:value-type="float" office:value="-46.125">
            <text:p>-46.125</text:p>
          </table:table-cell>
          <table:table-cell office:value-type="float" office:value="-0.0106114050558495">
            <text:p>-0.0106114051</text:p>
          </table:table-cell>
          <table:table-cell office:value-type="float" office:value="0.0313557850881">
            <text:p>0.0313557851</text:p>
          </table:table-cell>
          <table:table-cell office:value-type="float" office:value="-0.0028278462387346">
            <text:p>-0.0028278462</text:p>
          </table:table-cell>
          <table:table-cell office:value-type="float" office:value="0.963080782062355">
            <text:p>0.9630807821</text:p>
          </table:table-cell>
          <table:table-cell office:value-type="float" office:value="1.11167229091499">
            <text:p>1.1116722909</text:p>
          </table:table-cell>
          <table:table-cell office:value-type="float" office:value="0.990118211724555">
            <text:p>0.9901182117</text:p>
          </table:table-cell>
          <table:table-cell office:value-type="float" office:value="0">
            <text:p>0</text:p>
          </table:table-cell>
          <table:table-cell office:value-type="float" office:value="22.4506689166042">
            <text:p>22.4506689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208">
            <text:p>8208</text:p>
          </table:table-cell>
          <table:table-cell office:value-type="float" office:value="11398">
            <text:p>11398</text:p>
          </table:table-cell>
          <table:table-cell office:value-type="float" office:value="16077">
            <text:p>16077</text:p>
          </table:table-cell>
          <table:table-cell office:value-type="float" office:value="78.25">
            <text:p>78.25</text:p>
          </table:table-cell>
          <table:table-cell office:value-type="float" office:value="412.25">
            <text:p>412.25</text:p>
          </table:table-cell>
          <table:table-cell office:value-type="float" office:value="113.625">
            <text:p>113.625</text:p>
          </table:table-cell>
          <table:table-cell office:value-type="float" office:value="0.0095333820662768">
            <text:p>0.0095333821</text:p>
          </table:table-cell>
          <table:table-cell office:value-type="float" office:value="0.03616862607475">
            <text:p>0.0361686261</text:p>
          </table:table-cell>
          <table:table-cell office:value-type="float" office:value="0.00706754991602911">
            <text:p>0.0070675499</text:p>
          </table:table-cell>
          <table:table-cell office:value-type="float" office:value="1.03354497256427">
            <text:p>1.0335449726</text:p>
          </table:table-cell>
          <table:table-cell office:value-type="float" office:value="1.12915420350541">
            <text:p>1.1291542035</text:p>
          </table:table-cell>
          <table:table-cell office:value-type="float" office:value="1.02483432721926">
            <text:p>1.0248343272</text:p>
          </table:table-cell>
          <table:table-cell office:value-type="float" office:value="0">
            <text:p>0</text:p>
          </table:table-cell>
          <table:table-cell office:value-type="float" office:value="19.5088429083389">
            <text:p>19.5088429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1642">
            <text:p>11642</text:p>
          </table:table-cell>
          <table:table-cell office:value-type="float" office:value="19253">
            <text:p>19253</text:p>
          </table:table-cell>
          <table:table-cell office:value-type="float" office:value="76.5">
            <text:p>76.5</text:p>
          </table:table-cell>
          <table:table-cell office:value-type="float" office:value="85.875">
            <text:p>85.875</text:p>
          </table:table-cell>
          <table:table-cell office:value-type="float" office:value="57.125">
            <text:p>57.125</text:p>
          </table:table-cell>
          <table:table-cell office:value-type="float" office:value="0.0098480947476828">
            <text:p>0.0098480947</text:p>
          </table:table-cell>
          <table:table-cell office:value-type="float" office:value="0.00737630991238619">
            <text:p>0.0073763099</text:p>
          </table:table-cell>
          <table:table-cell office:value-type="float" office:value="0.00296707006700255">
            <text:p>0.0029670701</text:p>
          </table:table-cell>
          <table:table-cell office:value-type="float" office:value="1.0346584221584">
            <text:p>1.0346584222</text:p>
          </table:table-cell>
          <table:table-cell office:value-type="float" office:value="1.02592372819128">
            <text:p>1.0259237282</text:p>
          </table:table-cell>
          <table:table-cell office:value-type="float" office:value="1.01040200010388">
            <text:p>1.01040200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1906">
            <text:p>11906</text:p>
          </table:table-cell>
          <table:table-cell office:value-type="float" office:value="17124">
            <text:p>17124</text:p>
          </table:table-cell>
          <table:table-cell office:value-type="float" office:value="-86.625">
            <text:p>-86.625</text:p>
          </table:table-cell>
          <table:table-cell office:value-type="float" office:value="244">
            <text:p>244</text:p>
          </table:table-cell>
          <table:table-cell office:value-type="float" office:value="141.875">
            <text:p>141.875</text:p>
          </table:table-cell>
          <table:table-cell office:value-type="float" office:value="-0.0108132567719386">
            <text:p>-0.0108132568</text:p>
          </table:table-cell>
          <table:table-cell office:value-type="float" office:value="0.0204938686376617">
            <text:p>0.0204938686</text:p>
          </table:table-cell>
          <table:table-cell office:value-type="float" office:value="0.00828515533753796">
            <text:p>0.0082851553</text:p>
          </table:table-cell>
          <table:table-cell office:value-type="float" office:value="0.962382777281366">
            <text:p>0.9623827773</text:p>
          </table:table-cell>
          <table:table-cell office:value-type="float" office:value="1.07255173758922">
            <text:p>1.0725517376</text:p>
          </table:table-cell>
          <table:table-cell office:value-type="float" office:value="1.02913258552736">
            <text:p>1.0291325855</text:p>
          </table:table-cell>
          <table:table-cell office:value-type="float" office:value="0">
            <text:p>0</text:p>
          </table:table-cell>
          <table:table-cell office:value-type="float" office:value="34.167575283626">
            <text:p>34.1675752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472">
            <text:p>11472</text:p>
          </table:table-cell>
          <table:table-cell office:value-type="float" office:value="19134">
            <text:p>19134</text:p>
          </table:table-cell>
          <table:table-cell office:value-type="float" office:value="-109.25">
            <text:p>-109.25</text:p>
          </table:table-cell>
          <table:table-cell office:value-type="float" office:value="389.5">
            <text:p>389.5</text:p>
          </table:table-cell>
          <table:table-cell office:value-type="float" office:value="519.625">
            <text:p>519.625</text:p>
          </table:table-cell>
          <table:table-cell office:value-type="float" office:value="-0.0133134291981477">
            <text:p>-0.0133134292</text:p>
          </table:table-cell>
          <table:table-cell office:value-type="float" office:value="0.0339522315202231">
            <text:p>0.0339522315</text:p>
          </table:table-cell>
          <table:table-cell office:value-type="float" office:value="0.0271571548029685">
            <text:p>0.0271571548</text:p>
          </table:table-cell>
          <table:table-cell office:value-type="float" office:value="0.953750402704631">
            <text:p>0.9537504027</text:p>
          </table:table-cell>
          <table:table-cell office:value-type="float" office:value="1.12109220821018">
            <text:p>1.1210922082</text:p>
          </table:table-cell>
          <table:table-cell office:value-type="float" office:value="1.09649556348209">
            <text:p>1.0964955635</text:p>
          </table:table-cell>
          <table:table-cell office:value-type="float" office:value="0">
            <text:p>0</text:p>
          </table:table-cell>
          <table:table-cell office:value-type="float" office:value="20.7600094816767">
            <text:p>20.7600094817</text:p>
          </table:table-cell>
          <table:table-cell office:value-type="float" office:value="25.8685825772312">
            <text:p>25.868582577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8886">
            <text:p>8886</text:p>
          </table:table-cell>
          <table:table-cell office:value-type="float" office:value="12530">
            <text:p>12530</text:p>
          </table:table-cell>
          <table:table-cell office:value-type="float" office:value="22380">
            <text:p>22380</text:p>
          </table:table-cell>
          <table:table-cell office:value-type="float" office:value="370.75">
            <text:p>370.75</text:p>
          </table:table-cell>
          <table:table-cell office:value-type="float" office:value="370.375">
            <text:p>370.375</text:p>
          </table:table-cell>
          <table:table-cell office:value-type="float" office:value="516.25">
            <text:p>516.25</text:p>
          </table:table-cell>
          <table:table-cell office:value-type="float" office:value="0.04172293495386">
            <text:p>0.041722935</text:p>
          </table:table-cell>
          <table:table-cell office:value-type="float" office:value="0.0295590582601756">
            <text:p>0.0295590583</text:p>
          </table:table-cell>
          <table:table-cell office:value-type="float" office:value="0.0230674709562109">
            <text:p>0.023067471</text:p>
          </table:table-cell>
          <table:table-cell office:value-type="float" office:value="1.14944224680879">
            <text:p>1.1494422468</text:p>
          </table:table-cell>
          <table:table-cell office:value-type="float" office:value="1.10516923024406">
            <text:p>1.1051692302</text:p>
          </table:table-cell>
          <table:table-cell office:value-type="float" office:value="1.08177908045072">
            <text:p>1.0817790805</text:p>
          </table:table-cell>
          <table:table-cell office:value-type="float" office:value="16.9573099257042">
            <text:p>16.9573099257</text:p>
          </table:table-cell>
          <table:table-cell office:value-type="float" office:value="23.7944601098666">
            <text:p>23.7944601099</text:p>
          </table:table-cell>
          <table:table-cell office:value-type="float" office:value="30.393941830283">
            <text:p>30.393941830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522">
            <text:p>8522</text:p>
          </table:table-cell>
          <table:table-cell office:value-type="float" office:value="13322">
            <text:p>13322</text:p>
          </table:table-cell>
          <table:table-cell office:value-type="float" office:value="20513">
            <text:p>20513</text:p>
          </table:table-cell>
          <table:table-cell office:value-type="float" office:value="9.5">
            <text:p>9.5</text:p>
          </table:table-cell>
          <table:table-cell office:value-type="float" office:value="59.5">
            <text:p>59.5</text:p>
          </table:table-cell>
          <table:table-cell office:value-type="float" office:value="806.625">
            <text:p>806.625</text:p>
          </table:table-cell>
          <table:table-cell office:value-type="float" office:value="0.00111476179300634">
            <text:p>0.0011147618</text:p>
          </table:table-cell>
          <table:table-cell office:value-type="float" office:value="0.00446629635189911">
            <text:p>0.0044662964</text:p>
          </table:table-cell>
          <table:table-cell office:value-type="float" office:value="0.0393226246770341">
            <text:p>0.0393226247</text:p>
          </table:table-cell>
          <table:table-cell office:value-type="float" office:value="1.00390410195548">
            <text:p>1.003904102</text:p>
          </table:table-cell>
          <table:table-cell office:value-type="float" office:value="1.01567113492573">
            <text:p>1.0156711349</text:p>
          </table:table-cell>
          <table:table-cell office:value-type="float" office:value="1.14065987324014">
            <text:p>1.1406598732</text:p>
          </table:table-cell>
          <table:table-cell table:number-columns-repeated="2" office:value-type="float" office:value="0">
            <text:p>0</text:p>
          </table:table-cell>
          <table:table-cell office:value-type="float" office:value="17.971530820006">
            <text:p>17.9715308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8880">
            <text:p>8880</text:p>
          </table:table-cell>
          <table:table-cell office:value-type="float" office:value="12222">
            <text:p>12222</text:p>
          </table:table-cell>
          <table:table-cell office:value-type="float" office:value="19922">
            <text:p>19922</text:p>
          </table:table-cell>
          <table:table-cell office:value-type="float" office:value="119.75">
            <text:p>119.75</text:p>
          </table:table-cell>
          <table:table-cell office:value-type="float" office:value="93.875">
            <text:p>93.875</text:p>
          </table:table-cell>
          <table:table-cell office:value-type="float" office:value="1178.25">
            <text:p>1178.25</text:p>
          </table:table-cell>
          <table:table-cell office:value-type="float" office:value="0.0134853603603604">
            <text:p>0.0134853604</text:p>
          </table:table-cell>
          <table:table-cell office:value-type="float" office:value="0.00768082146948126">
            <text:p>0.0076808215</text:p>
          </table:table-cell>
          <table:table-cell office:value-type="float" office:value="0.059143158317438">
            <text:p>0.0591431583</text:p>
          </table:table-cell>
          <table:table-cell office:value-type="float" office:value="1.0475551969516">
            <text:p>1.047555197</text:p>
          </table:table-cell>
          <table:table-cell office:value-type="float" office:value="1.02699850537934">
            <text:p>1.0269985054</text:p>
          </table:table-cell>
          <table:table-cell office:value-type="float" office:value="1.21385696393553">
            <text:p>1.21385696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0630749227116">
            <text:p>12.063074922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31">
            <text:p>431</text:p>
          </table:table-cell>
          <table:table-cell office:value-type="float" office:value="8612">
            <text:p>8612</text:p>
          </table:table-cell>
          <table:table-cell office:value-type="float" office:value="13610">
            <text:p>13610</text:p>
          </table:table-cell>
          <table:table-cell office:value-type="float" office:value="20021">
            <text:p>20021</text:p>
          </table:table-cell>
          <table:table-cell office:value-type="float" office:value="260">
            <text:p>260</text:p>
          </table:table-cell>
          <table:table-cell office:value-type="float" office:value="357.375">
            <text:p>357.375</text:p>
          </table:table-cell>
          <table:table-cell office:value-type="float" office:value="1103.375">
            <text:p>1103.375</text:p>
          </table:table-cell>
          <table:table-cell office:value-type="float" office:value="0.0301904319554111">
            <text:p>0.030190432</text:p>
          </table:table-cell>
          <table:table-cell office:value-type="float" office:value="0.0262582659808964">
            <text:p>0.026258266</text:p>
          </table:table-cell>
          <table:table-cell office:value-type="float" office:value="0.0551108835722491">
            <text:p>0.0551108836</text:p>
          </table:table-cell>
          <table:table-cell office:value-type="float" office:value="1.10745297771998">
            <text:p>1.1074529777</text:p>
          </table:table-cell>
          <table:table-cell office:value-type="float" office:value="1.09325534413649">
            <text:p>1.0932553441</text:p>
          </table:table-cell>
          <table:table-cell office:value-type="float" office:value="1.19884102309958">
            <text:p>1.1988410231</text:p>
          </table:table-cell>
          <table:table-cell office:value-type="float" office:value="23.3040229345312">
            <text:p>23.3040229345</text:p>
          </table:table-cell>
          <table:table-cell office:value-type="float" office:value="26.7423709570374">
            <text:p>26.742370957</text:p>
          </table:table-cell>
          <table:table-cell office:value-type="float" office:value="12.9207943498048">
            <text:p>12.920794349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02">
            <text:p>8602</text:p>
          </table:table-cell>
          <table:table-cell office:value-type="float" office:value="14798">
            <text:p>14798</text:p>
          </table:table-cell>
          <table:table-cell office:value-type="float" office:value="20853">
            <text:p>20853</text:p>
          </table:table-cell>
          <table:table-cell office:value-type="float" office:value="258">
            <text:p>258</text:p>
          </table:table-cell>
          <table:table-cell office:value-type="float" office:value="441.75">
            <text:p>441.75</text:p>
          </table:table-cell>
          <table:table-cell office:value-type="float" office:value="597.5">
            <text:p>597.5</text:p>
          </table:table-cell>
          <table:table-cell office:value-type="float" office:value="0.0299930248779354">
            <text:p>0.0299930249</text:p>
          </table:table-cell>
          <table:table-cell office:value-type="float" office:value="0.0298520070279768">
            <text:p>0.029852007</text:p>
          </table:table-cell>
          <table:table-cell office:value-type="float" office:value="0.0286529516136767">
            <text:p>0.0286529516</text:p>
          </table:table-cell>
          <table:table-cell office:value-type="float" office:value="1.10673876689378">
            <text:p>1.1067387669</text:p>
          </table:table-cell>
          <table:table-cell office:value-type="float" office:value="1.10622866355217">
            <text:p>1.1062286636</text:p>
          </table:table-cell>
          <table:table-cell office:value-type="float" office:value="1.10189447425477">
            <text:p>1.1018944743</text:p>
          </table:table-cell>
          <table:table-cell office:value-type="float" office:value="23.4551458755437">
            <text:p>23.4551458755</text:p>
          </table:table-cell>
          <table:table-cell office:value-type="float" office:value="23.5643243965759">
            <text:p>23.5643243966</text:p>
          </table:table-cell>
          <table:table-cell office:value-type="float" office:value="24.5360684416355">
            <text:p>24.536068441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274">
            <text:p>14274</text:p>
          </table:table-cell>
          <table:table-cell office:value-type="float" office:value="22167">
            <text:p>22167</text:p>
          </table:table-cell>
          <table:table-cell office:value-type="float" office:value="46">
            <text:p>46</text:p>
          </table:table-cell>
          <table:table-cell office:value-type="float" office:value="78.5">
            <text:p>78.5</text:p>
          </table:table-cell>
          <table:table-cell office:value-type="float" office:value="777.25">
            <text:p>777.25</text:p>
          </table:table-cell>
          <table:table-cell office:value-type="float" office:value="0.00538767861325837">
            <text:p>0.0053876786</text:p>
          </table:table-cell>
          <table:table-cell office:value-type="float" office:value="0.00549950959787025">
            <text:p>0.0054995096</text:p>
          </table:table-cell>
          <table:table-cell office:value-type="float" office:value="0.0350633825055262">
            <text:p>0.0350633825</text:p>
          </table:table-cell>
          <table:table-cell office:value-type="float" office:value="1.01891376822485">
            <text:p>1.0189137682</text:p>
          </table:table-cell>
          <table:table-cell office:value-type="float" office:value="1.01930756301995">
            <text:p>1.019307563</text:p>
          </table:table-cell>
          <table:table-cell office:value-type="float" office:value="1.12513154272309">
            <text:p>1.1251315427</text:p>
          </table:table-cell>
          <table:table-cell table:number-columns-repeated="2" office:value-type="float" office:value="0">
            <text:p>0</text:p>
          </table:table-cell>
          <table:table-cell office:value-type="float" office:value="20.1129889726772">
            <text:p>20.112988972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595">
            <text:p>8595</text:p>
          </table:table-cell>
          <table:table-cell office:value-type="float" office:value="14445">
            <text:p>14445</text:p>
          </table:table-cell>
          <table:table-cell office:value-type="float" office:value="25300">
            <text:p>25300</text:p>
          </table:table-cell>
          <table:table-cell office:value-type="float" office:value="134.75">
            <text:p>134.75</text:p>
          </table:table-cell>
          <table:table-cell office:value-type="float" office:value="446">
            <text:p>446</text:p>
          </table:table-cell>
          <table:table-cell office:value-type="float" office:value="840">
            <text:p>840</text:p>
          </table:table-cell>
          <table:table-cell office:value-type="float" office:value="0.0156777196044212">
            <text:p>0.0156777196</text:p>
          </table:table-cell>
          <table:table-cell office:value-type="float" office:value="0.0308757355486327">
            <text:p>0.0308757355</text:p>
          </table:table-cell>
          <table:table-cell office:value-type="float" office:value="0.033201581027668">
            <text:p>0.033201581</text:p>
          </table:table-cell>
          <table:table-cell office:value-type="float" office:value="1.05535376876378">
            <text:p>1.0553537688</text:p>
          </table:table-cell>
          <table:table-cell office:value-type="float" office:value="1.10993356406973">
            <text:p>1.1099335641</text:p>
          </table:table-cell>
          <table:table-cell office:value-type="float" office:value="1.118366129763">
            <text:p>1.1183661298</text:p>
          </table:table-cell>
          <table:table-cell office:value-type="float" office:value="0">
            <text:p>0</text:p>
          </table:table-cell>
          <table:table-cell office:value-type="float" office:value="22.7943934288867">
            <text:p>22.7943934289</text:p>
          </table:table-cell>
          <table:table-cell office:value-type="float" office:value="21.2216199129687">
            <text:p>21.22161991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185">
            <text:p>10185</text:p>
          </table:table-cell>
          <table:table-cell office:value-type="float" office:value="16190">
            <text:p>16190</text:p>
          </table:table-cell>
          <table:table-cell office:value-type="float" office:value="27914">
            <text:p>27914</text:p>
          </table:table-cell>
          <table:table-cell office:value-type="float" office:value="229">
            <text:p>229</text:p>
          </table:table-cell>
          <table:table-cell office:value-type="float" office:value="538.5">
            <text:p>538.5</text:p>
          </table:table-cell>
          <table:table-cell office:value-type="float" office:value="1050.375">
            <text:p>1050.375</text:p>
          </table:table-cell>
          <table:table-cell office:value-type="float" office:value="0.0224840451644575">
            <text:p>0.0224840452</text:p>
          </table:table-cell>
          <table:table-cell office:value-type="float" office:value="0.0332612723903644">
            <text:p>0.0332612724</text:p>
          </table:table-cell>
          <table:table-cell office:value-type="float" office:value="0.0376289675431683">
            <text:p>0.0376289675</text:p>
          </table:table-cell>
          <table:table-cell office:value-type="float" office:value="1.07968500135804">
            <text:p>1.0796850014</text:p>
          </table:table-cell>
          <table:table-cell office:value-type="float" office:value="1.11858282535869">
            <text:p>1.1185828254</text:p>
          </table:table-cell>
          <table:table-cell office:value-type="float" office:value="1.13447662722988">
            <text:p>1.1344766272</text:p>
          </table:table-cell>
          <table:table-cell office:value-type="float" office:value="31.1736911518169">
            <text:p>31.1736911518</text:p>
          </table:table-cell>
          <table:table-cell office:value-type="float" office:value="21.1841504034201">
            <text:p>21.1841504034</text:p>
          </table:table-cell>
          <table:table-cell office:value-type="float" office:value="18.7650139842924">
            <text:p>18.765013984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335">
            <text:p>11335</text:p>
          </table:table-cell>
          <table:table-cell office:value-type="float" office:value="15838">
            <text:p>15838</text:p>
          </table:table-cell>
          <table:table-cell office:value-type="float" office:value="27017">
            <text:p>27017</text:p>
          </table:table-cell>
          <table:table-cell office:value-type="float" office:value="323.25">
            <text:p>323.25</text:p>
          </table:table-cell>
          <table:table-cell office:value-type="float" office:value="584.25">
            <text:p>584.25</text:p>
          </table:table-cell>
          <table:table-cell office:value-type="float" office:value="1116.5">
            <text:p>1116.5</text:p>
          </table:table-cell>
          <table:table-cell office:value-type="float" office:value="0.02851786501985">
            <text:p>0.028517865</text:p>
          </table:table-cell>
          <table:table-cell office:value-type="float" office:value="0.0368891274150777">
            <text:p>0.0368891274</text:p>
          </table:table-cell>
          <table:table-cell office:value-type="float" office:value="0.0413258318836288">
            <text:p>0.0413258319</text:p>
          </table:table-cell>
          <table:table-cell office:value-type="float" office:value="1.10140653407504">
            <text:p>1.1014065341</text:p>
          </table:table-cell>
          <table:table-cell office:value-type="float" office:value="1.13177912908681">
            <text:p>1.1317791291</text:p>
          </table:table-cell>
          <table:table-cell office:value-type="float" office:value="1.14798774737921">
            <text:p>1.1479877474</text:p>
          </table:table-cell>
          <table:table-cell office:value-type="float" office:value="24.6506672456968">
            <text:p>24.6506672457</text:p>
          </table:table-cell>
          <table:table-cell office:value-type="float" office:value="19.1344941127991">
            <text:p>19.1344941128</text:p>
          </table:table-cell>
          <table:table-cell office:value-type="float" office:value="17.1169684664746">
            <text:p>17.116968466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10840">
            <text:p>10840</text:p>
          </table:table-cell>
          <table:table-cell office:value-type="float" office:value="15946">
            <text:p>15946</text:p>
          </table:table-cell>
          <table:table-cell office:value-type="float" office:value="25936">
            <text:p>25936</text:p>
          </table:table-cell>
          <table:table-cell office:value-type="float" office:value="443.5">
            <text:p>443.5</text:p>
          </table:table-cell>
          <table:table-cell office:value-type="float" office:value="468.75">
            <text:p>468.75</text:p>
          </table:table-cell>
          <table:table-cell office:value-type="float" office:value="978.375">
            <text:p>978.375</text:p>
          </table:table-cell>
          <table:table-cell office:value-type="float" office:value="0.0409132841328413">
            <text:p>0.0409132841</text:p>
          </table:table-cell>
          <table:table-cell office:value-type="float" office:value="0.0293960867929261">
            <text:p>0.0293960868</text:p>
          </table:table-cell>
          <table:table-cell office:value-type="float" office:value="0.0377226634793337">
            <text:p>0.0377226635</text:p>
          </table:table-cell>
          <table:table-cell office:value-type="float" office:value="1.14647733222927">
            <text:p>1.1464773322</text:p>
          </table:table-cell>
          <table:table-cell office:value-type="float" office:value="1.10457999841597">
            <text:p>1.1045799984</text:p>
          </table:table-cell>
          <table:table-cell office:value-type="float" office:value="1.13481840088402">
            <text:p>1.1348184009</text:p>
          </table:table-cell>
          <table:table-cell office:value-type="float" office:value="17.2861186618761">
            <text:p>17.2861186619</text:p>
          </table:table-cell>
          <table:table-cell office:value-type="float" office:value="23.9244733155405">
            <text:p>23.9244733155</text:p>
          </table:table-cell>
          <table:table-cell office:value-type="float" office:value="18.7192555595865">
            <text:p>18.719255559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448">
            <text:p>10448</text:p>
          </table:table-cell>
          <table:table-cell office:value-type="float" office:value="17603">
            <text:p>17603</text:p>
          </table:table-cell>
          <table:table-cell office:value-type="float" office:value="26642">
            <text:p>26642</text:p>
          </table:table-cell>
          <table:table-cell office:value-type="float" office:value="602.25">
            <text:p>602.25</text:p>
          </table:table-cell>
          <table:table-cell office:value-type="float" office:value="1024.125">
            <text:p>1024.125</text:p>
          </table:table-cell>
          <table:table-cell office:value-type="float" office:value="829.5">
            <text:p>829.5</text:p>
          </table:table-cell>
          <table:table-cell office:value-type="float" office:value="0.0576426110260337">
            <text:p>0.057642611</text:p>
          </table:table-cell>
          <table:table-cell office:value-type="float" office:value="0.0581790035789354">
            <text:p>0.0581790036</text:p>
          </table:table-cell>
          <table:table-cell office:value-type="float" office:value="0.0311350499211771">
            <text:p>0.0311350499</text:p>
          </table:table-cell>
          <table:table-cell office:value-type="float" office:value="1.20826157297868">
            <text:p>1.208261573</text:p>
          </table:table-cell>
          <table:table-cell office:value-type="float" office:value="1.21026071358285">
            <text:p>1.2102607136</text:p>
          </table:table-cell>
          <table:table-cell office:value-type="float" office:value="1.11087268173796">
            <text:p>1.1108726817</text:p>
          </table:table-cell>
          <table:table-cell office:value-type="float" office:value="12.3682461127073">
            <text:p>12.3682461127</text:p>
          </table:table-cell>
          <table:table-cell office:value-type="float" office:value="12.2573508560832">
            <text:p>12.2573508561</text:p>
          </table:table-cell>
          <table:table-cell office:value-type="float" office:value="22.6074032003134">
            <text:p>22.60740320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52">
            <text:p>10552</text:p>
          </table:table-cell>
          <table:table-cell office:value-type="float" office:value="18400">
            <text:p>18400</text:p>
          </table:table-cell>
          <table:table-cell office:value-type="float" office:value="28381">
            <text:p>28381</text:p>
          </table:table-cell>
          <table:table-cell office:value-type="float" office:value="561.25">
            <text:p>561.25</text:p>
          </table:table-cell>
          <table:table-cell office:value-type="float" office:value="961.75">
            <text:p>961.75</text:p>
          </table:table-cell>
          <table:table-cell office:value-type="float" office:value="578.625">
            <text:p>578.625</text:p>
          </table:table-cell>
          <table:table-cell office:value-type="float" office:value="0.0531889689158453">
            <text:p>0.0531889689</text:p>
          </table:table-cell>
          <table:table-cell office:value-type="float" office:value="0.0522690217391304">
            <text:p>0.0522690217</text:p>
          </table:table-cell>
          <table:table-cell office:value-type="float" office:value="0.020387759416511">
            <text:p>0.0203877594</text:p>
          </table:table-cell>
          <table:table-cell office:value-type="float" office:value="1.19170636137755">
            <text:p>1.1917063614</text:p>
          </table:table-cell>
          <table:table-cell office:value-type="float" office:value="1.18829639532875">
            <text:p>1.1882963953</text:p>
          </table:table-cell>
          <table:table-cell office:value-type="float" office:value="1.07217185299648">
            <text:p>1.072171853</text:p>
          </table:table-cell>
          <table:table-cell office:value-type="float" office:value="13.3753648267663">
            <text:p>13.3753648268</text:p>
          </table:table-cell>
          <table:table-cell office:value-type="float" office:value="13.6047777940286">
            <text:p>13.604777794</text:p>
          </table:table-cell>
          <table:table-cell office:value-type="float" office:value="34.3436106618452">
            <text:p>34.343610661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0933">
            <text:p>10933</text:p>
          </table:table-cell>
          <table:table-cell office:value-type="float" office:value="18706">
            <text:p>18706</text:p>
          </table:table-cell>
          <table:table-cell office:value-type="float" office:value="29126">
            <text:p>29126</text:p>
          </table:table-cell>
          <table:table-cell office:value-type="float" office:value="374.375">
            <text:p>374.375</text:p>
          </table:table-cell>
          <table:table-cell office:value-type="float" office:value="593.375">
            <text:p>593.375</text:p>
          </table:table-cell>
          <table:table-cell office:value-type="float" office:value="395.75">
            <text:p>395.75</text:p>
          </table:table-cell>
          <table:table-cell office:value-type="float" office:value="0.0342426598371902">
            <text:p>0.0342426598</text:p>
          </table:table-cell>
          <table:table-cell office:value-type="float" office:value="0.0317211055276382">
            <text:p>0.0317211055</text:p>
          </table:table-cell>
          <table:table-cell office:value-type="float" office:value="0.0135875163084529">
            <text:p>0.0135875163</text:p>
          </table:table-cell>
          <table:table-cell office:value-type="float" office:value="1.12214752654551">
            <text:p>1.1221475265</text:p>
          </table:table-cell>
          <table:table-cell office:value-type="float" office:value="1.11299607727709">
            <text:p>1.1129960773</text:p>
          </table:table-cell>
          <table:table-cell office:value-type="float" office:value="1.04791816345447">
            <text:p>1.0479181635</text:p>
          </table:table-cell>
          <table:table-cell office:value-type="float" office:value="20.5868408247268">
            <text:p>20.5868408247</text:p>
          </table:table-cell>
          <table:table-cell office:value-type="float" office:value="22.1960630934747">
            <text:p>22.1960630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408">
            <text:p>18408</text:p>
          </table:table-cell>
          <table:table-cell office:value-type="float" office:value="30094">
            <text:p>30094</text:p>
          </table:table-cell>
          <table:table-cell office:value-type="float" office:value="349">
            <text:p>349</text:p>
          </table:table-cell>
          <table:table-cell office:value-type="float" office:value="698.625">
            <text:p>698.625</text:p>
          </table:table-cell>
          <table:table-cell office:value-type="float" office:value="384.25">
            <text:p>384.25</text:p>
          </table:table-cell>
          <table:table-cell office:value-type="float" office:value="0.0288763859010425">
            <text:p>0.0288763859</text:p>
          </table:table-cell>
          <table:table-cell office:value-type="float" office:value="0.0379522490221643">
            <text:p>0.037952249</text:p>
          </table:table-cell>
          <table:table-cell office:value-type="float" office:value="0.012768325912142">
            <text:p>0.0127683259</text:p>
          </table:table-cell>
          <table:table-cell office:value-type="float" office:value="1.10270168815255">
            <text:p>1.1027016882</text:p>
          </table:table-cell>
          <table:table-cell office:value-type="float" office:value="1.13565600306102">
            <text:p>1.1356560031</text:p>
          </table:table-cell>
          <table:table-cell office:value-type="float" office:value="1.04500867977983">
            <text:p>1.0450086798</text:p>
          </table:table-cell>
          <table:table-cell office:value-type="float" office:value="24.3488743307956">
            <text:p>24.3488743308</text:p>
          </table:table-cell>
          <table:table-cell office:value-type="float" office:value="18.6080874937382">
            <text:p>18.6080874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374">
            <text:p>374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605">
            <text:p>13605</text:p>
          </table:table-cell>
          <table:table-cell office:value-type="float" office:value="18740">
            <text:p>18740</text:p>
          </table:table-cell>
          <table:table-cell office:value-type="float" office:value="31936">
            <text:p>31936</text:p>
          </table:table-cell>
          <table:table-cell office:value-type="float" office:value="485.375">
            <text:p>485.375</text:p>
          </table:table-cell>
          <table:table-cell office:value-type="float" office:value="593.75">
            <text:p>593.75</text:p>
          </table:table-cell>
          <table:table-cell office:value-type="float" office:value="679.375">
            <text:p>679.375</text:p>
          </table:table-cell>
          <table:table-cell office:value-type="float" office:value="0.0356762219772143">
            <text:p>0.035676222</text:p>
          </table:table-cell>
          <table:table-cell office:value-type="float" office:value="0.0316835645677695">
            <text:p>0.0316835646</text:p>
          </table:table-cell>
          <table:table-cell office:value-type="float" office:value="0.0212730147795591">
            <text:p>0.0212730148</text:p>
          </table:table-cell>
          <table:table-cell office:value-type="float" office:value="1.1273614508368">
            <text:p>1.1273614508</text:p>
          </table:table-cell>
          <table:table-cell office:value-type="float" office:value="1.11286001858408">
            <text:p>1.1128600186</text:p>
          </table:table-cell>
          <table:table-cell office:value-type="float" office:value="1.07534253239777">
            <text:p>1.0753425324</text:p>
          </table:table-cell>
          <table:table-cell office:value-type="float" office:value="19.773376802601">
            <text:p>19.7733768026</text:p>
          </table:table-cell>
          <table:table-cell office:value-type="float" office:value="22.2219561748168">
            <text:p>22.2219561748</text:p>
          </table:table-cell>
          <table:table-cell office:value-type="float" office:value="32.9287591566441">
            <text:p>32.928759156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752">
            <text:p>19752</text:p>
          </table:table-cell>
          <table:table-cell office:value-type="float" office:value="32543">
            <text:p>32543</text:p>
          </table:table-cell>
          <table:table-cell office:value-type="float" office:value="532.875">
            <text:p>532.875</text:p>
          </table:table-cell>
          <table:table-cell office:value-type="float" office:value="440.5">
            <text:p>440.5</text:p>
          </table:table-cell>
          <table:table-cell office:value-type="float" office:value="670.5">
            <text:p>670.5</text:p>
          </table:table-cell>
          <table:table-cell office:value-type="float" office:value="0.0363117546848382">
            <text:p>0.0363117547</text:p>
          </table:table-cell>
          <table:table-cell office:value-type="float" office:value="0.0223015390846497">
            <text:p>0.0223015391</text:p>
          </table:table-cell>
          <table:table-cell office:value-type="float" office:value="0.0206035092032081">
            <text:p>0.0206035092</text:p>
          </table:table-cell>
          <table:table-cell office:value-type="float" office:value="1.12967548671239">
            <text:p>1.1296754867</text:p>
          </table:table-cell>
          <table:table-cell office:value-type="float" office:value="1.07903020974154">
            <text:p>1.0790302097</text:p>
          </table:table-cell>
          <table:table-cell office:value-type="float" office:value="1.07294431121054">
            <text:p>1.0729443112</text:p>
          </table:table-cell>
          <table:table-cell office:value-type="float" office:value="19.4332956807283">
            <text:p>19.4332956807</text:p>
          </table:table-cell>
          <table:table-cell office:value-type="float" office:value="31.4259876728054">
            <text:p>31.4259876728</text:p>
          </table:table-cell>
          <table:table-cell office:value-type="float" office:value="33.9875860377722">
            <text:p>33.987586037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502">
            <text:p>20502</text:p>
          </table:table-cell>
          <table:table-cell office:value-type="float" office:value="30183">
            <text:p>30183</text:p>
          </table:table-cell>
          <table:table-cell office:value-type="float" office:value="587.375">
            <text:p>587.375</text:p>
          </table:table-cell>
          <table:table-cell office:value-type="float" office:value="316.125">
            <text:p>316.125</text:p>
          </table:table-cell>
          <table:table-cell office:value-type="float" office:value="873.5">
            <text:p>873.5</text:p>
          </table:table-cell>
          <table:table-cell office:value-type="float" office:value="0.040691028749567">
            <text:p>0.0406910287</text:p>
          </table:table-cell>
          <table:table-cell office:value-type="float" office:value="0.0154192273924495">
            <text:p>0.0154192274</text:p>
          </table:table-cell>
          <table:table-cell office:value-type="float" office:value="0.0289401318623066">
            <text:p>0.0289401319</text:p>
          </table:table-cell>
          <table:table-cell office:value-type="float" office:value="1.14566388987205">
            <text:p>1.1456638899</text:p>
          </table:table-cell>
          <table:table-cell office:value-type="float" office:value="1.0544332909174">
            <text:p>1.0544332909</text:p>
          </table:table-cell>
          <table:table-cell office:value-type="float" office:value="1.1029320227332">
            <text:p>1.1029320227</text:p>
          </table:table-cell>
          <table:table-cell office:value-type="float" office:value="17.3786678511896">
            <text:p>17.3786678512</text:p>
          </table:table-cell>
          <table:table-cell office:value-type="float" office:value="0">
            <text:p>0</text:p>
          </table:table-cell>
          <table:table-cell office:value-type="float" office:value="24.2959976500124">
            <text:p>24.2959976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632">
            <text:p>13632</text:p>
          </table:table-cell>
          <table:table-cell office:value-type="float" office:value="20818">
            <text:p>20818</text:p>
          </table:table-cell>
          <table:table-cell office:value-type="float" office:value="28942">
            <text:p>28942</text:p>
          </table:table-cell>
          <table:table-cell office:value-type="float" office:value="467.125">
            <text:p>467.125</text:p>
          </table:table-cell>
          <table:table-cell office:value-type="float" office:value="282.875">
            <text:p>282.875</text:p>
          </table:table-cell>
          <table:table-cell office:value-type="float" office:value="401.875">
            <text:p>401.875</text:p>
          </table:table-cell>
          <table:table-cell office:value-type="float" office:value="0.0342667987089202">
            <text:p>0.0342667987</text:p>
          </table:table-cell>
          <table:table-cell office:value-type="float" office:value="0.0135880007685657">
            <text:p>0.0135880008</text:p>
          </table:table-cell>
          <table:table-cell office:value-type="float" office:value="0.0138855296800498">
            <text:p>0.0138855297</text:p>
          </table:table-cell>
          <table:table-cell office:value-type="float" office:value="1.12223525392899">
            <text:p>1.1222352539</text:p>
          </table:table-cell>
          <table:table-cell office:value-type="float" office:value="1.04791988486916">
            <text:p>1.0479198849</text:p>
          </table:table-cell>
          <table:table-cell office:value-type="float" office:value="1.04897725743179">
            <text:p>1.0489772574</text:p>
          </table:table-cell>
          <table:table-cell office:value-type="float" office:value="20.5725800717069">
            <text:p>20.5725800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248">
            <text:p>14248</text:p>
          </table:table-cell>
          <table:table-cell office:value-type="float" office:value="22427">
            <text:p>22427</text:p>
          </table:table-cell>
          <table:table-cell office:value-type="float" office:value="32077">
            <text:p>32077</text:p>
          </table:table-cell>
          <table:table-cell office:value-type="float" office:value="411.5">
            <text:p>411.5</text:p>
          </table:table-cell>
          <table:table-cell office:value-type="float" office:value="545.125">
            <text:p>545.125</text:p>
          </table:table-cell>
          <table:table-cell office:value-type="float" office:value="1324.125">
            <text:p>1324.125</text:p>
          </table:table-cell>
          <table:table-cell office:value-type="float" office:value="0.0288812464907355">
            <text:p>0.0288812465</text:p>
          </table:table-cell>
          <table:table-cell office:value-type="float" office:value="0.0243066393186784">
            <text:p>0.0243066393</text:p>
          </table:table-cell>
          <table:table-cell office:value-type="float" office:value="0.0412795772672008">
            <text:p>0.0412795773</text:p>
          </table:table-cell>
          <table:table-cell office:value-type="float" office:value="1.10271925045934">
            <text:p>1.1027192505</text:p>
          </table:table-cell>
          <table:table-cell office:value-type="float" office:value="1.08623123053671">
            <text:p>1.0862312305</text:p>
          </table:table-cell>
          <table:table-cell office:value-type="float" office:value="1.14781836729395">
            <text:p>1.1478183673</text:p>
          </table:table-cell>
          <table:table-cell office:value-type="float" office:value="24.3448342971112">
            <text:p>24.3448342971</text:p>
          </table:table-cell>
          <table:table-cell office:value-type="float" office:value="28.8619702795554">
            <text:p>28.8619702796</text:p>
          </table:table-cell>
          <table:table-cell office:value-type="float" office:value="17.1357652257873">
            <text:p>17.135765225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900">
            <text:p>22900</text:p>
          </table:table-cell>
          <table:table-cell office:value-type="float" office:value="33745">
            <text:p>33745</text:p>
          </table:table-cell>
          <table:table-cell office:value-type="float" office:value="306.625">
            <text:p>306.625</text:p>
          </table:table-cell>
          <table:table-cell office:value-type="float" office:value="573.125">
            <text:p>573.125</text:p>
          </table:table-cell>
          <table:table-cell office:value-type="float" office:value="1254.25">
            <text:p>1254.25</text:p>
          </table:table-cell>
          <table:table-cell office:value-type="float" office:value="0.0206969287883901">
            <text:p>0.0206969288</text:p>
          </table:table-cell>
          <table:table-cell office:value-type="float" office:value="0.0250272925764192">
            <text:p>0.0250272926</text:p>
          </table:table-cell>
          <table:table-cell office:value-type="float" office:value="0.0371684694028745">
            <text:p>0.0371684694</text:p>
          </table:table-cell>
          <table:table-cell office:value-type="float" office:value="1.07327884196746">
            <text:p>1.073278842</text:p>
          </table:table-cell>
          <table:table-cell office:value-type="float" office:value="1.08882320014993">
            <text:p>1.0888232001</text:p>
          </table:table-cell>
          <table:table-cell office:value-type="float" office:value="1.13279737334086">
            <text:p>1.1327973733</text:p>
          </table:table-cell>
          <table:table-cell office:value-type="float" office:value="33.8357302271843">
            <text:p>33.8357302272</text:p>
          </table:table-cell>
          <table:table-cell office:value-type="float" office:value="28.0407975602523">
            <text:p>28.0407975603</text:p>
          </table:table-cell>
          <table:table-cell office:value-type="float" office:value="18.9932610214354">
            <text:p>18.993261021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604">
            <text:p>15604</text:p>
          </table:table-cell>
          <table:table-cell office:value-type="float" office:value="21531">
            <text:p>21531</text:p>
          </table:table-cell>
          <table:table-cell office:value-type="float" office:value="36114">
            <text:p>36114</text:p>
          </table:table-cell>
          <table:table-cell office:value-type="float" office:value="162.625">
            <text:p>162.625</text:p>
          </table:table-cell>
          <table:table-cell office:value-type="float" office:value="626">
            <text:p>626</text:p>
          </table:table-cell>
          <table:table-cell office:value-type="float" office:value="851">
            <text:p>851</text:p>
          </table:table-cell>
          <table:table-cell office:value-type="float" office:value="0.0104220071776468">
            <text:p>0.0104220072</text:p>
          </table:table-cell>
          <table:table-cell office:value-type="float" office:value="0.0290743579025591">
            <text:p>0.0290743579</text:p>
          </table:table-cell>
          <table:table-cell office:value-type="float" office:value="0.0235642687046575">
            <text:p>0.0235642687</text:p>
          </table:table-cell>
          <table:table-cell office:value-type="float" office:value="1.03668991685964">
            <text:p>1.0366899169</text:p>
          </table:table-cell>
          <table:table-cell office:value-type="float" office:value="1.10341707650235">
            <text:p>1.1034170765</text:p>
          </table:table-cell>
          <table:table-cell office:value-type="float" office:value="1.08356327899509">
            <text:p>1.083563279</text:p>
          </table:table-cell>
          <table:table-cell office:value-type="float" office:value="0">
            <text:p>0</text:p>
          </table:table-cell>
          <table:table-cell office:value-type="float" office:value="24.1854164769145">
            <text:p>24.1854164769</text:p>
          </table:table-cell>
          <table:table-cell office:value-type="float" office:value="29.7604072072519">
            <text:p>29.760407207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3312">
            <text:p>23312</text:p>
          </table:table-cell>
          <table:table-cell office:value-type="float" office:value="40256">
            <text:p>40256</text:p>
          </table:table-cell>
          <table:table-cell office:value-type="float" office:value="203.375">
            <text:p>203.375</text:p>
          </table:table-cell>
          <table:table-cell office:value-type="float" office:value="211.625">
            <text:p>211.625</text:p>
          </table:table-cell>
          <table:table-cell office:value-type="float" office:value="405.5">
            <text:p>405.5</text:p>
          </table:table-cell>
          <table:table-cell office:value-type="float" office:value="0.0128531251974973">
            <text:p>0.0128531252</text:p>
          </table:table-cell>
          <table:table-cell office:value-type="float" office:value="0.00907794269045985">
            <text:p>0.0090779427</text:p>
          </table:table-cell>
          <table:table-cell office:value-type="float" office:value="0.0100730325914149">
            <text:p>0.0100730326</text:p>
          </table:table-cell>
          <table:table-cell office:value-type="float" office:value="1.04530973573283">
            <text:p>1.0453097357</text:p>
          </table:table-cell>
          <table:table-cell office:value-type="float" office:value="1.03193432114185">
            <text:p>1.0319343211</text:p>
          </table:table-cell>
          <table:table-cell office:value-type="float" office:value="1.0354544874017">
            <text:p>1.0354544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742">
            <text:p>24742</text:p>
          </table:table-cell>
          <table:table-cell office:value-type="float" office:value="42529">
            <text:p>42529</text:p>
          </table:table-cell>
          <table:table-cell office:value-type="float" office:value="305">
            <text:p>305</text:p>
          </table:table-cell>
          <table:table-cell office:value-type="float" office:value="156">
            <text:p>156</text:p>
          </table:table-cell>
          <table:table-cell office:value-type="float" office:value="-55.25">
            <text:p>-55.25</text:p>
          </table:table-cell>
          <table:table-cell office:value-type="float" office:value="0.0179994098554146">
            <text:p>0.0179994099</text:p>
          </table:table-cell>
          <table:table-cell office:value-type="float" office:value="0.00630506830490664">
            <text:p>0.0063050683</text:p>
          </table:table-cell>
          <table:table-cell office:value-type="float" office:value="-0.00129911354605093">
            <text:p>-0.0012991135</text:p>
          </table:table-cell>
          <table:table-cell office:value-type="float" office:value="1.06363293285403">
            <text:p>1.0636329329</text:p>
          </table:table-cell>
          <table:table-cell office:value-type="float" office:value="1.02214565668438">
            <text:p>1.0221456567</text:p>
          </table:table-cell>
          <table:table-cell office:value-type="float" office:value="0.995456410472992">
            <text:p>0.99545641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7108">
            <text:p>17108</text:p>
          </table:table-cell>
          <table:table-cell office:value-type="float" office:value="24491">
            <text:p>24491</text:p>
          </table:table-cell>
          <table:table-cell office:value-type="float" office:value="42577">
            <text:p>42577</text:p>
          </table:table-cell>
          <table:table-cell office:value-type="float" office:value="344.875">
            <text:p>344.875</text:p>
          </table:table-cell>
          <table:table-cell office:value-type="float" office:value="-10.625">
            <text:p>-10.625</text:p>
          </table:table-cell>
          <table:table-cell office:value-type="float" office:value="-185.125">
            <text:p>-185.125</text:p>
          </table:table-cell>
          <table:table-cell office:value-type="float" office:value="0.0201586976852934">
            <text:p>0.0201586977</text:p>
          </table:table-cell>
          <table:table-cell office:value-type="float" office:value="-0.000433832836552203">
            <text:p>-0.0004338328</text:p>
          </table:table-cell>
          <table:table-cell office:value-type="float" office:value="-0.00434800479131926">
            <text:p>-0.0043480048</text:p>
          </table:table-cell>
          <table:table-cell office:value-type="float" office:value="1.07135193315957">
            <text:p>1.0713519332</text:p>
          </table:table-cell>
          <table:table-cell office:value-type="float" office:value="0.99848195396549">
            <text:p>0.998481954</text:p>
          </table:table-cell>
          <table:table-cell office:value-type="float" office:value="0.984819037315887">
            <text:p>0.9848190373</text:p>
          </table:table-cell>
          <table:table-cell office:value-type="float" office:value="34.7299425938336">
            <text:p>34.72994259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362">
            <text:p>25362</text:p>
          </table:table-cell>
          <table:table-cell office:value-type="float" office:value="36991">
            <text:p>36991</text:p>
          </table:table-cell>
          <table:table-cell office:value-type="float" office:value="378.875">
            <text:p>378.875</text:p>
          </table:table-cell>
          <table:table-cell office:value-type="float" office:value="592.25">
            <text:p>592.25</text:p>
          </table:table-cell>
          <table:table-cell office:value-type="float" office:value="-291.625">
            <text:p>-291.625</text:p>
          </table:table-cell>
          <table:table-cell office:value-type="float" office:value="0.0238346124811273">
            <text:p>0.0238346125</text:p>
          </table:table-cell>
          <table:table-cell office:value-type="float" office:value="0.0233518649948742">
            <text:p>0.023351865</text:p>
          </table:table-cell>
          <table:table-cell office:value-type="float" office:value="-0.00788367440728826">
            <text:p>-0.0078836744</text:p>
          </table:table-cell>
          <table:table-cell office:value-type="float" office:value="1.08453459763811">
            <text:p>1.0845345976</text:p>
          </table:table-cell>
          <table:table-cell office:value-type="float" office:value="1.08280033429559">
            <text:p>1.0828003343</text:p>
          </table:table-cell>
          <table:table-cell office:value-type="float" office:value="0.972528958125925">
            <text:p>0.9725289581</text:p>
          </table:table-cell>
          <table:table-cell office:value-type="float" office:value="29.4267506758692">
            <text:p>29.4267506759</text:p>
          </table:table-cell>
          <table:table-cell office:value-type="float" office:value="30.0279735476812">
            <text:p>30.0279735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5259">
            <text:p>15259</text:p>
          </table:table-cell>
          <table:table-cell office:value-type="float" office:value="23565">
            <text:p>23565</text:p>
          </table:table-cell>
          <table:table-cell office:value-type="float" office:value="39016">
            <text:p>39016</text:p>
          </table:table-cell>
          <table:table-cell office:value-type="float" office:value="614.625">
            <text:p>614.625</text:p>
          </table:table-cell>
          <table:table-cell office:value-type="float" office:value="-342.75">
            <text:p>-342.75</text:p>
          </table:table-cell>
          <table:table-cell office:value-type="float" office:value="429.5">
            <text:p>429.5</text:p>
          </table:table-cell>
          <table:table-cell office:value-type="float" office:value="0.0402795071760928">
            <text:p>0.0402795072</text:p>
          </table:table-cell>
          <table:table-cell office:value-type="float" office:value="-0.0145448758752387">
            <text:p>-0.0145448759</text:p>
          </table:table-cell>
          <table:table-cell office:value-type="float" office:value="0.0110083042854214">
            <text:p>0.0110083043</text:p>
          </table:table-cell>
          <table:table-cell office:value-type="float" office:value="1.14415825496509">
            <text:p>1.144158255</text:p>
          </table:table-cell>
          <table:table-cell office:value-type="float" office:value="0.949507579128548">
            <text:p>0.9495075791</text:p>
          </table:table-cell>
          <table:table-cell office:value-type="float" office:value="1.03876658321493">
            <text:p>1.0387665832</text:p>
          </table:table-cell>
          <table:table-cell office:value-type="float" office:value="17.5527251550512">
            <text:p>17.5527251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200">
            <text:p>16200</text:p>
          </table:table-cell>
          <table:table-cell office:value-type="float" office:value="24504">
            <text:p>24504</text:p>
          </table:table-cell>
          <table:table-cell office:value-type="float" office:value="41207">
            <text:p>41207</text:p>
          </table:table-cell>
          <table:table-cell office:value-type="float" office:value="-543.5">
            <text:p>-543.5</text:p>
          </table:table-cell>
          <table:table-cell office:value-type="float" office:value="-385">
            <text:p>-385</text:p>
          </table:table-cell>
          <table:table-cell office:value-type="float" office:value="-321.125">
            <text:p>-321.125</text:p>
          </table:table-cell>
          <table:table-cell office:value-type="float" office:value="-0.0335493827160494">
            <text:p>-0.0335493827</text:p>
          </table:table-cell>
          <table:table-cell office:value-type="float" office:value="-0.0157117205354228">
            <text:p>-0.0157117205</text:p>
          </table:table-cell>
          <table:table-cell office:value-type="float" office:value="-0.00779297206785255">
            <text:p>-0.0077929721</text:p>
          </table:table-cell>
          <table:table-cell office:value-type="float" office:value="0.884783260211858">
            <text:p>0.8847832602</text:p>
          </table:table-cell>
          <table:table-cell office:value-type="float" office:value="0.945492820123899">
            <text:p>0.9454928201</text:p>
          </table:table-cell>
          <table:table-cell office:value-type="float" office:value="0.972843629373271">
            <text:p>0.9728436294</text:p>
          </table:table-cell>
          <table:table-cell office:value-type="float" office:value="-20.311960044232">
            <text:p>-20.31196004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450">
            <text:p>17450</text:p>
          </table:table-cell>
          <table:table-cell office:value-type="float" office:value="24416">
            <text:p>24416</text:p>
          </table:table-cell>
          <table:table-cell office:value-type="float" office:value="41147">
            <text:p>41147</text:p>
          </table:table-cell>
          <table:table-cell office:value-type="float" office:value="-598.375">
            <text:p>-598.375</text:p>
          </table:table-cell>
          <table:table-cell office:value-type="float" office:value="-228.625">
            <text:p>-228.625</text:p>
          </table:table-cell>
          <table:table-cell office:value-type="float" office:value="-365.125">
            <text:p>-365.125</text:p>
          </table:table-cell>
          <table:table-cell office:value-type="float" office:value="-0.0342908309455587">
            <text:p>-0.0342908309</text:p>
          </table:table-cell>
          <table:table-cell office:value-type="float" office:value="-0.00936373689384011">
            <text:p>-0.0093637369</text:p>
          </table:table-cell>
          <table:table-cell office:value-type="float" office:value="-0.00887367244270542">
            <text:p>-0.0088736724</text:p>
          </table:table-cell>
          <table:table-cell office:value-type="float" office:value="0.882286779420941">
            <text:p>0.8822867794</text:p>
          </table:table-cell>
          <table:table-cell office:value-type="float" office:value="0.967398772826049">
            <text:p>0.9673987728</text:p>
          </table:table-cell>
          <table:table-cell office:value-type="float" office:value="0.969096480893267">
            <text:p>0.9690964809</text:p>
          </table:table-cell>
          <table:table-cell office:value-type="float" office:value="-19.8651871224823">
            <text:p>-19.8651871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6850">
            <text:p>16850</text:p>
          </table:table-cell>
          <table:table-cell office:value-type="float" office:value="25264">
            <text:p>25264</text:p>
          </table:table-cell>
          <table:table-cell office:value-type="float" office:value="36319">
            <text:p>36319</text:p>
          </table:table-cell>
          <table:table-cell office:value-type="float" office:value="-448.125">
            <text:p>-448.125</text:p>
          </table:table-cell>
          <table:table-cell office:value-type="float" office:value="606">
            <text:p>606</text:p>
          </table:table-cell>
          <table:table-cell office:value-type="float" office:value="-475.75">
            <text:p>-475.75</text:p>
          </table:table-cell>
          <table:table-cell office:value-type="float" office:value="-0.0265949554896142">
            <text:p>-0.0265949555</text:p>
          </table:table-cell>
          <table:table-cell office:value-type="float" office:value="0.0239867004433186">
            <text:p>0.0239867004</text:p>
          </table:table-cell>
          <table:table-cell office:value-type="float" office:value="-0.0130992042732454">
            <text:p>-0.0130992043</text:p>
          </table:table-cell>
          <table:table-cell office:value-type="float" office:value="0.908303947435039">
            <text:p>0.9083039474</text:p>
          </table:table-cell>
          <table:table-cell office:value-type="float" office:value="1.085081160676">
            <text:p>1.0850811607</text:p>
          </table:table-cell>
          <table:table-cell office:value-type="float" office:value="0.954489099782722">
            <text:p>0.9544890998</text:p>
          </table:table-cell>
          <table:table-cell office:value-type="float" office:value="-25.7149768217934">
            <text:p>-25.7149768218</text:p>
          </table:table-cell>
          <table:table-cell office:value-type="float" office:value="29.2423502575492">
            <text:p>29.2423502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7427">
            <text:p>17427</text:p>
          </table:table-cell>
          <table:table-cell office:value-type="float" office:value="26106">
            <text:p>26106</text:p>
          </table:table-cell>
          <table:table-cell office:value-type="float" office:value="39270">
            <text:p>39270</text:p>
          </table:table-cell>
          <table:table-cell office:value-type="float" office:value="-827.125">
            <text:p>-827.125</text:p>
          </table:table-cell>
          <table:table-cell office:value-type="float" office:value="254.625">
            <text:p>254.625</text:p>
          </table:table-cell>
          <table:table-cell office:value-type="float" office:value="1396.5">
            <text:p>1396.5</text:p>
          </table:table-cell>
          <table:table-cell office:value-type="float" office:value="-0.0474622711883858">
            <text:p>-0.0474622712</text:p>
          </table:table-cell>
          <table:table-cell office:value-type="float" office:value="0.00975350494139278">
            <text:p>0.0097535049</text:p>
          </table:table-cell>
          <table:table-cell office:value-type="float" office:value="0.0355614973262032">
            <text:p>0.0355614973</text:p>
          </table:table-cell>
          <table:table-cell office:value-type="float" office:value="0.838297278525915">
            <text:p>0.8382972785</text:p>
          </table:table-cell>
          <table:table-cell office:value-type="float" office:value="1.03432372377781">
            <text:p>1.0343237238</text:p>
          </table:table-cell>
          <table:table-cell office:value-type="float" office:value="1.12694389602219">
            <text:p>1.126943896</text:p>
          </table:table-cell>
          <table:table-cell office:value-type="float" office:value="-14.2547899792651">
            <text:p>-14.2547899793</text:p>
          </table:table-cell>
          <table:table-cell office:value-type="float" office:value="0">
            <text:p>0</text:p>
          </table:table-cell>
          <table:table-cell office:value-type="float" office:value="19.8360623816112">
            <text:p>19.83606238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15520">
            <text:p>15520</text:p>
          </table:table-cell>
          <table:table-cell office:value-type="float" office:value="26384">
            <text:p>26384</text:p>
          </table:table-cell>
          <table:table-cell office:value-type="float" office:value="39949">
            <text:p>39949</text:p>
          </table:table-cell>
          <table:table-cell office:value-type="float" office:value="-1074">
            <text:p>-1074</text:p>
          </table:table-cell>
          <table:table-cell office:value-type="float" office:value="-1758.375">
            <text:p>-1758.375</text:p>
          </table:table-cell>
          <table:table-cell office:value-type="float" office:value="-232.375">
            <text:p>-232.375</text:p>
          </table:table-cell>
          <table:table-cell office:value-type="float" office:value="-0.0692010309278351">
            <text:p>-0.0692010309</text:p>
          </table:table-cell>
          <table:table-cell office:value-type="float" office:value="-0.0666455048514251">
            <text:p>-0.0666455049</text:p>
          </table:table-cell>
          <table:table-cell office:value-type="float" office:value="-0.00581679140904653">
            <text:p>-0.0058167914</text:p>
          </table:table-cell>
          <table:table-cell office:value-type="float" office:value="0.767182405808269">
            <text:p>0.7671824058</text:p>
          </table:table-cell>
          <table:table-cell office:value-type="float" office:value="0.775446314721139">
            <text:p>0.7754463147</text:p>
          </table:table-cell>
          <table:table-cell office:value-type="float" office:value="0.979707546790438">
            <text:p>0.9797075468</text:p>
          </table:table-cell>
          <table:table-cell office:value-type="float" office:value="-9.66571305074627">
            <text:p>-9.6657130507</text:p>
          </table:table-cell>
          <table:table-cell office:value-type="float" office:value="-10.0499519638364">
            <text:p>-10.0499519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4940">
            <text:p>14940</text:p>
          </table:table-cell>
          <table:table-cell office:value-type="float" office:value="25896">
            <text:p>25896</text:p>
          </table:table-cell>
          <table:table-cell office:value-type="float" office:value="40656">
            <text:p>40656</text:p>
          </table:table-cell>
          <table:table-cell office:value-type="float" office:value="-1246.875">
            <text:p>-1246.875</text:p>
          </table:table-cell>
          <table:table-cell office:value-type="float" office:value="-1805.75">
            <text:p>-1805.75</text:p>
          </table:table-cell>
          <table:table-cell office:value-type="float" office:value="1641.75">
            <text:p>1641.75</text:p>
          </table:table-cell>
          <table:table-cell office:value-type="float" office:value="-0.0834588353413655">
            <text:p>-0.0834588353</text:p>
          </table:table-cell>
          <table:table-cell office:value-type="float" office:value="-0.0697308464627742">
            <text:p>-0.0697308465</text:p>
          </table:table-cell>
          <table:table-cell office:value-type="float" office:value="0.0403814935064935">
            <text:p>0.0403814935</text:p>
          </table:table-cell>
          <table:table-cell office:value-type="float" office:value="0.721546215610434">
            <text:p>0.7215462156</text:p>
          </table:table-cell>
          <table:table-cell office:value-type="float" office:value="0.765472323639184">
            <text:p>0.7654723236</text:p>
          </table:table-cell>
          <table:table-cell office:value-type="float" office:value="1.14453133070764">
            <text:p>1.1445313307</text:p>
          </table:table-cell>
          <table:table-cell office:value-type="float" office:value="-7.95365141140066">
            <text:p>-7.9536514114</text:p>
          </table:table-cell>
          <table:table-cell office:value-type="float" office:value="-9.58957526640653">
            <text:p>-9.5895752664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13740">
            <text:p>13740</text:p>
          </table:table-cell>
          <table:table-cell office:value-type="float" office:value="24648">
            <text:p>24648</text:p>
          </table:table-cell>
          <table:table-cell office:value-type="float" office:value="40774">
            <text:p>40774</text:p>
          </table:table-cell>
          <table:table-cell office:value-type="float" office:value="-665">
            <text:p>-665</text:p>
          </table:table-cell>
          <table:table-cell office:value-type="float" office:value="-884.375">
            <text:p>-884.375</text:p>
          </table:table-cell>
          <table:table-cell office:value-type="float" office:value="1896.25">
            <text:p>1896.25</text:p>
          </table:table-cell>
          <table:table-cell office:value-type="float" office:value="-0.0483988355167394">
            <text:p>-0.0483988355</text:p>
          </table:table-cell>
          <table:table-cell office:value-type="float" office:value="-0.0358801931191172">
            <text:p>-0.0358801931</text:p>
          </table:table-cell>
          <table:table-cell office:value-type="float" office:value="0.0465063520871143">
            <text:p>0.0465063521</text:p>
          </table:table-cell>
          <table:table-cell office:value-type="float" office:value="0.83519527235899">
            <text:p>0.8351952724</text:p>
          </table:table-cell>
          <table:table-cell office:value-type="float" office:value="0.87694260506929">
            <text:p>0.8769426051</text:p>
          </table:table-cell>
          <table:table-cell office:value-type="float" office:value="1.16701140024242">
            <text:p>1.1670114002</text:p>
          </table:table-cell>
          <table:table-cell office:value-type="float" office:value="-13.9721282926688">
            <text:p>-13.9721282927</text:p>
          </table:table-cell>
          <table:table-cell office:value-type="float" office:value="-18.9696951549121">
            <text:p>-18.9696951549</text:p>
          </table:table-cell>
          <table:table-cell office:value-type="float" office:value="15.248302947121">
            <text:p>15.248302947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14880">
            <text:p>14880</text:p>
          </table:table-cell>
          <table:table-cell office:value-type="float" office:value="23958">
            <text:p>23958</text:p>
          </table:table-cell>
          <table:table-cell office:value-type="float" office:value="42994">
            <text:p>42994</text:p>
          </table:table-cell>
          <table:table-cell office:value-type="float" office:value="-3.375">
            <text:p>-3.375</text:p>
          </table:table-cell>
          <table:table-cell office:value-type="float" office:value="540.375">
            <text:p>540.375</text:p>
          </table:table-cell>
          <table:table-cell office:value-type="float" office:value="1762.125">
            <text:p>1762.125</text:p>
          </table:table-cell>
          <table:table-cell office:value-type="float" office:value="-0.000226814516129032">
            <text:p>-0.0002268145</text:p>
          </table:table-cell>
          <table:table-cell office:value-type="float" office:value="0.0225550964187328">
            <text:p>0.0225550964</text:p>
          </table:table-cell>
          <table:table-cell office:value-type="float" office:value="0.0409853700516351">
            <text:p>0.0409853701</text:p>
          </table:table-cell>
          <table:table-cell office:value-type="float" office:value="0.999206250025405">
            <text:p>0.99920625</text:p>
          </table:table-cell>
          <table:table-cell office:value-type="float" office:value="1.0799399529195">
            <text:p>1.0799399529</text:p>
          </table:table-cell>
          <table:table-cell office:value-type="float" office:value="1.14674120427493">
            <text:p>1.1467412043</text:p>
          </table:table-cell>
          <table:table-cell office:value-type="float" office:value="0">
            <text:p>0</text:p>
          </table:table-cell>
          <table:table-cell office:value-type="float" office:value="31.0765739811198">
            <text:p>31.0765739811</text:p>
          </table:table-cell>
          <table:table-cell office:value-type="float" office:value="17.2563169653553">
            <text:p>17.256316965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2672">
            <text:p>12672</text:p>
          </table:table-cell>
          <table:table-cell office:value-type="float" office:value="24650">
            <text:p>24650</text:p>
          </table:table-cell>
          <table:table-cell office:value-type="float" office:value="46068">
            <text:p>46068</text:p>
          </table:table-cell>
          <table:table-cell office:value-type="float" office:value="-725">
            <text:p>-725</text:p>
          </table:table-cell>
          <table:table-cell office:value-type="float" office:value="634.375">
            <text:p>634.375</text:p>
          </table:table-cell>
          <table:table-cell office:value-type="float" office:value="1336.5">
            <text:p>1336.5</text:p>
          </table:table-cell>
          <table:table-cell office:value-type="float" office:value="-0.0572127525252525">
            <text:p>-0.0572127525</text:p>
          </table:table-cell>
          <table:table-cell office:value-type="float" office:value="0.0257352941176471">
            <text:p>0.0257352941</text:p>
          </table:table-cell>
          <table:table-cell office:value-type="float" office:value="0.0290114613180516">
            <text:p>0.0290114613</text:p>
          </table:table-cell>
          <table:table-cell office:value-type="float" office:value="0.806171032302587">
            <text:p>0.8061710323</text:p>
          </table:table-cell>
          <table:table-cell office:value-type="float" office:value="1.09137164792388">
            <text:p>1.0913716479</text:p>
          </table:table-cell>
          <table:table-cell office:value-type="float" office:value="1.10318977779329">
            <text:p>1.1031897778</text:p>
          </table:table-cell>
          <table:table-cell office:value-type="float" office:value="-11.7652802149593">
            <text:p>-11.765280215</text:p>
          </table:table-cell>
          <table:table-cell office:value-type="float" office:value="27.2788248993945">
            <text:p>27.2788248994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11286">
            <text:p>11286</text:p>
          </table:table-cell>
          <table:table-cell office:value-type="float" office:value="23590">
            <text:p>23590</text:p>
          </table:table-cell>
          <table:table-cell office:value-type="float" office:value="45954">
            <text:p>45954</text:p>
          </table:table-cell>
          <table:table-cell office:value-type="float" office:value="-651.875">
            <text:p>-651.875</text:p>
          </table:table-cell>
          <table:table-cell office:value-type="float" office:value="310.625">
            <text:p>310.625</text:p>
          </table:table-cell>
          <table:table-cell office:value-type="float" office:value="1332">
            <text:p>1332</text:p>
          </table:table-cell>
          <table:table-cell office:value-type="float" office:value="-0.0577596136806663">
            <text:p>-0.0577596137</text:p>
          </table:table-cell>
          <table:table-cell office:value-type="float" office:value="0.0131676557863501">
            <text:p>0.0131676558</text:p>
          </table:table-cell>
          <table:table-cell office:value-type="float" office:value="0.0289855072463768">
            <text:p>0.0289855072</text:p>
          </table:table-cell>
          <table:table-cell office:value-type="float" office:value="0.804380251143846">
            <text:p>0.8043802511</text:p>
          </table:table-cell>
          <table:table-cell office:value-type="float" office:value="1.04642663408368">
            <text:p>1.0464266341</text:p>
          </table:table-cell>
          <table:table-cell office:value-type="float" office:value="1.10309598823777">
            <text:p>1.1030959882</text:p>
          </table:table-cell>
          <table:table-cell office:value-type="float" office:value="-11.6505408966518">
            <text:p>-11.6505408967</text:p>
          </table:table-cell>
          <table:table-cell office:value-type="float" office:value="0">
            <text:p>0</text:p>
          </table:table-cell>
          <table:table-cell office:value-type="float" office:value="24.2585008793437">
            <text:p>24.25850087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13266">
            <text:p>13266</text:p>
          </table:table-cell>
          <table:table-cell office:value-type="float" office:value="23851">
            <text:p>23851</text:p>
          </table:table-cell>
          <table:table-cell office:value-type="float" office:value="48951">
            <text:p>48951</text:p>
          </table:table-cell>
          <table:table-cell office:value-type="float" office:value="-316.5">
            <text:p>-316.5</text:p>
          </table:table-cell>
          <table:table-cell office:value-type="float" office:value="-476">
            <text:p>-476</text:p>
          </table:table-cell>
          <table:table-cell office:value-type="float" office:value="1632.625">
            <text:p>1632.625</text:p>
          </table:table-cell>
          <table:table-cell office:value-type="float" office:value="-0.0238579828132067">
            <text:p>-0.0238579828</text:p>
          </table:table-cell>
          <table:table-cell office:value-type="float" office:value="-0.0199572344975053">
            <text:p>-0.0199572345</text:p>
          </table:table-cell>
          <table:table-cell office:value-type="float" office:value="0.0333522297808012">
            <text:p>0.0333522298</text:p>
          </table:table-cell>
          <table:table-cell office:value-type="float" office:value="0.91761269870785">
            <text:p>0.9176126987</text:p>
          </table:table-cell>
          <table:table-cell office:value-type="float" office:value="0.930930330027957">
            <text:p>0.93093033</text:p>
          </table:table-cell>
          <table:table-cell office:value-type="float" office:value="1.11891305184625">
            <text:p>1.1189130518</text:p>
          </table:table-cell>
          <table:table-cell office:value-type="float" office:value="-28.7050821710874">
            <text:p>-28.7050821711</text:p>
          </table:table-cell>
          <table:table-cell office:value-type="float" office:value="0">
            <text:p>0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14880">
            <text:p>14880</text:p>
          </table:table-cell>
          <table:table-cell office:value-type="float" office:value="26416">
            <text:p>26416</text:p>
          </table:table-cell>
          <table:table-cell office:value-type="float" office:value="51874">
            <text:p>51874</text:p>
          </table:table-cell>
          <table:table-cell office:value-type="float" office:value="-3.375">
            <text:p>-3.375</text:p>
          </table:table-cell>
          <table:table-cell office:value-type="float" office:value="734.5">
            <text:p>734.5</text:p>
          </table:table-cell>
          <table:table-cell office:value-type="float" office:value="1285.75">
            <text:p>1285.75</text:p>
          </table:table-cell>
          <table:table-cell office:value-type="float" office:value="-0.000226814516129032">
            <text:p>-0.0002268145</text:p>
          </table:table-cell>
          <table:table-cell office:value-type="float" office:value="0.0278051181102362">
            <text:p>0.0278051181</text:p>
          </table:table-cell>
          <table:table-cell office:value-type="float" office:value="0.0247860199714693">
            <text:p>0.02478602</text:p>
          </table:table-cell>
          <table:table-cell office:value-type="float" office:value="0.999206250025405">
            <text:p>0.99920625</text:p>
          </table:table-cell>
          <table:table-cell office:value-type="float" office:value="1.09883323758835">
            <text:p>1.0988332376</text:p>
          </table:table-cell>
          <table:table-cell office:value-type="float" office:value="1.08795518960075">
            <text:p>1.0879551896</text:p>
          </table:table-cell>
          <table:table-cell office:value-type="float" office:value="0">
            <text:p>0</text:p>
          </table:table-cell>
          <table:table-cell office:value-type="float" office:value="25.2737517635682">
            <text:p>25.2737517636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4080">
            <text:p>14080</text:p>
          </table:table-cell>
          <table:table-cell office:value-type="float" office:value="25920">
            <text:p>25920</text:p>
          </table:table-cell>
          <table:table-cell office:value-type="float" office:value="51911">
            <text:p>51911</text:p>
          </table:table-cell>
          <table:table-cell office:value-type="float" office:value="310">
            <text:p>310</text:p>
          </table:table-cell>
          <table:table-cell office:value-type="float" office:value="704.25">
            <text:p>704.25</text:p>
          </table:table-cell>
          <table:table-cell office:value-type="float" office:value="679.875">
            <text:p>679.875</text:p>
          </table:table-cell>
          <table:table-cell office:value-type="float" office:value="0.0220170454545455">
            <text:p>0.0220170455</text:p>
          </table:table-cell>
          <table:table-cell office:value-type="float" office:value="0.0271701388888889">
            <text:p>0.0271701389</text:p>
          </table:table-cell>
          <table:table-cell office:value-type="float" office:value="0.0130969351389879">
            <text:p>0.0130969351</text:p>
          </table:table-cell>
          <table:table-cell office:value-type="float" office:value="1.07800976966038">
            <text:p>1.0780097697</text:p>
          </table:table-cell>
          <table:table-cell office:value-type="float" office:value="1.0965423903477">
            <text:p>1.0965423903</text:p>
          </table:table-cell>
          <table:table-cell office:value-type="float" office:value="1.04617547121813">
            <text:p>1.0461754712</text:p>
          </table:table-cell>
          <table:table-cell office:value-type="float" office:value="31.8276133930896">
            <text:p>31.8276133931</text:p>
          </table:table-cell>
          <table:table-cell office:value-type="float" office:value="25.8563846310834">
            <text:p>25.8563846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2540">
            <text:p>12540</text:p>
          </table:table-cell>
          <table:table-cell office:value-type="float" office:value="26070">
            <text:p>26070</text:p>
          </table:table-cell>
          <table:table-cell office:value-type="float" office:value="50690">
            <text:p>50690</text:p>
          </table:table-cell>
          <table:table-cell office:value-type="float" office:value="395">
            <text:p>395</text:p>
          </table:table-cell>
          <table:table-cell office:value-type="float" office:value="774.375">
            <text:p>774.375</text:p>
          </table:table-cell>
          <table:table-cell office:value-type="float" office:value="1262.625">
            <text:p>1262.625</text:p>
          </table:table-cell>
          <table:table-cell office:value-type="float" office:value="0.0314992025518341">
            <text:p>0.0314992026</text:p>
          </table:table-cell>
          <table:table-cell office:value-type="float" office:value="0.0297036823935558">
            <text:p>0.0297036824</text:p>
          </table:table-cell>
          <table:table-cell office:value-type="float" office:value="0.0249087591240876">
            <text:p>0.0249087591</text:p>
          </table:table-cell>
          <table:table-cell office:value-type="float" office:value="1.11219192046377">
            <text:p>1.1121919205</text:p>
          </table:table-cell>
          <table:table-cell office:value-type="float" office:value="1.10569221352301">
            <text:p>1.1056922135</text:p>
          </table:table-cell>
          <table:table-cell office:value-type="float" office:value="1.08839673164527">
            <text:p>1.0883967316</text:p>
          </table:table-cell>
          <table:table-cell office:value-type="float" office:value="22.3500117007141">
            <text:p>22.3500117007</text:p>
          </table:table-cell>
          <table:table-cell office:value-type="float" office:value="23.680278488925">
            <text:p>23.6802784889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4740">
            <text:p>14740</text:p>
          </table:table-cell>
          <table:table-cell office:value-type="float" office:value="26962">
            <text:p>26962</text:p>
          </table:table-cell>
          <table:table-cell office:value-type="float" office:value="53835">
            <text:p>53835</text:p>
          </table:table-cell>
          <table:table-cell office:value-type="float" office:value="600">
            <text:p>600</text:p>
          </table:table-cell>
          <table:table-cell office:value-type="float" office:value="1014">
            <text:p>1014</text:p>
          </table:table-cell>
          <table:table-cell office:value-type="float" office:value="1586.375">
            <text:p>1586.375</text:p>
          </table:table-cell>
          <table:table-cell office:value-type="float" office:value="0.0407055630936228">
            <text:p>0.0407055631</text:p>
          </table:table-cell>
          <table:table-cell office:value-type="float" office:value="0.0376084860173578">
            <text:p>0.037608486</text:p>
          </table:table-cell>
          <table:table-cell office:value-type="float" office:value="0.02946735395189">
            <text:p>0.029467354</text:p>
          </table:table-cell>
          <table:table-cell office:value-type="float" office:value="1.14571707884655">
            <text:p>1.1457170788</text:p>
          </table:table-cell>
          <table:table-cell office:value-type="float" office:value="1.13440192157297">
            <text:p>1.1344019216</text:p>
          </table:table-cell>
          <table:table-cell office:value-type="float" office:value="1.10483765573151">
            <text:p>1.1048376557</text:p>
          </table:table-cell>
          <table:table-cell office:value-type="float" office:value="17.3725847358137">
            <text:p>17.3725847358</text:p>
          </table:table-cell>
          <table:table-cell office:value-type="float" office:value="18.7750469417046">
            <text:p>18.7750469417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6290">
            <text:p>16290</text:p>
          </table:table-cell>
          <table:table-cell office:value-type="float" office:value="28612">
            <text:p>28612</text:p>
          </table:table-cell>
          <table:table-cell office:value-type="float" office:value="53312">
            <text:p>53312</text:p>
          </table:table-cell>
          <table:table-cell office:value-type="float" office:value="-13.5">
            <text:p>-13.5</text:p>
          </table:table-cell>
          <table:table-cell office:value-type="float" office:value="143.75">
            <text:p>143.75</text:p>
          </table:table-cell>
          <table:table-cell office:value-type="float" office:value="1284">
            <text:p>1284</text:p>
          </table:table-cell>
          <table:table-cell office:value-type="float" office:value="-0.000828729281767956">
            <text:p>-0.0008287293</text:p>
          </table:table-cell>
          <table:table-cell office:value-type="float" office:value="0.00502411575562701">
            <text:p>0.0050241158</text:p>
          </table:table-cell>
          <table:table-cell office:value-type="float" office:value="0.0240846338535414">
            <text:p>0.0240846339</text:p>
          </table:table-cell>
          <table:table-cell office:value-type="float" office:value="0.997100793626568">
            <text:p>0.9971007936</text:p>
          </table:table-cell>
          <table:table-cell office:value-type="float" office:value="1.01763387895338">
            <text:p>1.017633879</text:p>
          </table:table-cell>
          <table:table-cell office:value-type="float" office:value="1.0854331548796">
            <text:p>1.08543315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4922">
            <text:p>14922</text:p>
          </table:table-cell>
          <table:table-cell office:value-type="float" office:value="27536">
            <text:p>27536</text:p>
          </table:table-cell>
          <table:table-cell office:value-type="float" office:value="54880">
            <text:p>54880</text:p>
          </table:table-cell>
          <table:table-cell office:value-type="float" office:value="-371.625">
            <text:p>-371.625</text:p>
          </table:table-cell>
          <table:table-cell office:value-type="float" office:value="-323">
            <text:p>-323</text:p>
          </table:table-cell>
          <table:table-cell office:value-type="float" office:value="1124">
            <text:p>1124</text:p>
          </table:table-cell>
          <table:table-cell office:value-type="float" office:value="-0.0249045034177724">
            <text:p>-0.0249045034</text:p>
          </table:table-cell>
          <table:table-cell office:value-type="float" office:value="-0.0117300987797792">
            <text:p>-0.0117300988</text:p>
          </table:table-cell>
          <table:table-cell office:value-type="float" office:value="0.0204810495626822">
            <text:p>0.0204810496</text:p>
          </table:table-cell>
          <table:table-cell office:value-type="float" office:value="0.914049897247149">
            <text:p>0.9140498972</text:p>
          </table:table-cell>
          <table:table-cell office:value-type="float" office:value="0.959214340896844">
            <text:p>0.9592143409</text:p>
          </table:table-cell>
          <table:table-cell office:value-type="float" office:value="1.07250584131612">
            <text:p>1.0725058413</text:p>
          </table:table-cell>
          <table:table-cell office:value-type="float" office:value="-27.4841720992053">
            <text:p>-27.4841720992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5912">
            <text:p>15912</text:p>
          </table:table-cell>
          <table:table-cell office:value-type="float" office:value="29036">
            <text:p>29036</text:p>
          </table:table-cell>
          <table:table-cell office:value-type="float" office:value="56055">
            <text:p>56055</text:p>
          </table:table-cell>
          <table:table-cell office:value-type="float" office:value="-164.875">
            <text:p>-164.875</text:p>
          </table:table-cell>
          <table:table-cell office:value-type="float" office:value="1092">
            <text:p>1092</text:p>
          </table:table-cell>
          <table:table-cell office:value-type="float" office:value="1896.25">
            <text:p>1896.25</text:p>
          </table:table-cell>
          <table:table-cell office:value-type="float" office:value="-0.0103616767219708">
            <text:p>-0.0103616767</text:p>
          </table:table-cell>
          <table:table-cell office:value-type="float" office:value="0.0376084860173578">
            <text:p>0.037608486</text:p>
          </table:table-cell>
          <table:table-cell office:value-type="float" office:value="0.0338283828382838">
            <text:p>0.0338283828</text:p>
          </table:table-cell>
          <table:table-cell office:value-type="float" office:value="0.963944565588304">
            <text:p>0.9639445656</text:p>
          </table:table-cell>
          <table:table-cell office:value-type="float" office:value="1.13440192157297">
            <text:p>1.1344019216</text:p>
          </table:table-cell>
          <table:table-cell office:value-type="float" office:value="1.12064228452548">
            <text:p>1.1206422845</text:p>
          </table:table-cell>
          <table:table-cell office:value-type="float" office:value="0">
            <text:p>0</text:p>
          </table:table-cell>
          <table:table-cell office:value-type="float" office:value="18.7750469417046">
            <text:p>18.7750469417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3788">
            <text:p>13788</text:p>
          </table:table-cell>
          <table:table-cell office:value-type="float" office:value="29224">
            <text:p>29224</text:p>
          </table:table-cell>
          <table:table-cell office:value-type="float" office:value="61642">
            <text:p>61642</text:p>
          </table:table-cell>
          <table:table-cell office:value-type="float" office:value="118.875">
            <text:p>118.875</text:p>
          </table:table-cell>
          <table:table-cell office:value-type="float" office:value="449.75">
            <text:p>449.75</text:p>
          </table:table-cell>
          <table:table-cell office:value-type="float" office:value="1484.625">
            <text:p>1484.625</text:p>
          </table:table-cell>
          <table:table-cell office:value-type="float" office:value="0.00862162750217581">
            <text:p>0.0086216275</text:p>
          </table:table-cell>
          <table:table-cell office:value-type="float" office:value="0.0153897481522037">
            <text:p>0.0153897482</text:p>
          </table:table-cell>
          <table:table-cell office:value-type="float" office:value="0.0240846338535414">
            <text:p>0.0240846339</text:p>
          </table:table-cell>
          <table:table-cell office:value-type="float" office:value="1.03032138788076">
            <text:p>1.0303213879</text:p>
          </table:table-cell>
          <table:table-cell office:value-type="float" office:value="1.05432833345516">
            <text:p>1.0543283335</text:p>
          </table:table-cell>
          <table:table-cell office:value-type="float" office:value="1.0854331548796">
            <text:p>1.08543315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15552">
            <text:p>15552</text:p>
          </table:table-cell>
          <table:table-cell office:value-type="float" office:value="29865">
            <text:p>29865</text:p>
          </table:table-cell>
          <table:table-cell office:value-type="float" office:value="63455">
            <text:p>63455</text:p>
          </table:table-cell>
          <table:table-cell office:value-type="float" office:value="-277.25">
            <text:p>-277.25</text:p>
          </table:table-cell>
          <table:table-cell office:value-type="float" office:value="-24.75">
            <text:p>-24.75</text:p>
          </table:table-cell>
          <table:table-cell office:value-type="float" office:value="1299.625">
            <text:p>1299.625</text:p>
          </table:table-cell>
          <table:table-cell office:value-type="float" office:value="-0.0178272890946502">
            <text:p>-0.0178272891</text:p>
          </table:table-cell>
          <table:table-cell office:value-type="float" office:value="-0.000828729281767956">
            <text:p>-0.0008287293</text:p>
          </table:table-cell>
          <table:table-cell office:value-type="float" office:value="0.0204810495626822">
            <text:p>0.0204810496</text:p>
          </table:table-cell>
          <table:table-cell office:value-type="float" office:value="0.938227400152194">
            <text:p>0.9382274002</text:p>
          </table:table-cell>
          <table:table-cell office:value-type="float" office:value="0.997100793626568">
            <text:p>0.9971007936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3227">
            <text:p>13227</text:p>
          </table:table-cell>
          <table:table-cell office:value-type="float" office:value="27357">
            <text:p>27357</text:p>
          </table:table-cell>
          <table:table-cell office:value-type="float" office:value="64306">
            <text:p>64306</text:p>
          </table:table-cell>
          <table:table-cell office:value-type="float" office:value="178">
            <text:p>178</text:p>
          </table:table-cell>
          <table:table-cell office:value-type="float" office:value="106.375">
            <text:p>106.375</text:p>
          </table:table-cell>
          <table:table-cell office:value-type="float" office:value="1910.125">
            <text:p>1910.125</text:p>
          </table:table-cell>
          <table:table-cell office:value-type="float" office:value="0.0134573221440992">
            <text:p>0.0134573221</text:p>
          </table:table-cell>
          <table:table-cell office:value-type="float" office:value="0.00388840150601309">
            <text:p>0.0038884015</text:p>
          </table:table-cell>
          <table:table-cell office:value-type="float" office:value="0.0297036823935558">
            <text:p>0.0297036824</text:p>
          </table:table-cell>
          <table:table-cell office:value-type="float" office:value="1.04745558256216">
            <text:p>1.0474555826</text:p>
          </table:table-cell>
          <table:table-cell office:value-type="float" office:value="1.01363903981694">
            <text:p>1.0136390398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4971">
            <text:p>14971</text:p>
          </table:table-cell>
          <table:table-cell office:value-type="float" office:value="29676">
            <text:p>29676</text:p>
          </table:table-cell>
          <table:table-cell office:value-type="float" office:value="65860">
            <text:p>65860</text:p>
          </table:table-cell>
          <table:table-cell office:value-type="float" office:value="107.875">
            <text:p>107.875</text:p>
          </table:table-cell>
          <table:table-cell office:value-type="float" office:value="293.875">
            <text:p>293.875</text:p>
          </table:table-cell>
          <table:table-cell office:value-type="float" office:value="855.625">
            <text:p>855.625</text:p>
          </table:table-cell>
          <table:table-cell office:value-type="float" office:value="0.00720559748847772">
            <text:p>0.0072055975</text:p>
          </table:table-cell>
          <table:table-cell office:value-type="float" office:value="0.00990278339398841">
            <text:p>0.0099027834</text:p>
          </table:table-cell>
          <table:table-cell office:value-type="float" office:value="0.0129915730337079">
            <text:p>0.012991573</text:p>
          </table:table-cell>
          <table:table-cell office:value-type="float" office:value="1.0253213556546">
            <text:p>1.0253213557</text:p>
          </table:table-cell>
          <table:table-cell office:value-type="float" office:value="1.0348519495121">
            <text:p>1.0348519495</text:p>
          </table:table-cell>
          <table:table-cell office:value-type="float" office:value="1.04580131631896">
            <text:p>1.04580131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5320">
            <text:p>15320</text:p>
          </table:table-cell>
          <table:table-cell office:value-type="float" office:value="31072">
            <text:p>31072</text:p>
          </table:table-cell>
          <table:table-cell office:value-type="float" office:value="65712">
            <text:p>65712</text:p>
          </table:table-cell>
          <table:table-cell office:value-type="float" office:value="73.5">
            <text:p>73.5</text:p>
          </table:table-cell>
          <table:table-cell office:value-type="float" office:value="531.25">
            <text:p>531.25</text:p>
          </table:table-cell>
          <table:table-cell office:value-type="float" office:value="698.375">
            <text:p>698.375</text:p>
          </table:table-cell>
          <table:table-cell office:value-type="float" office:value="0.0047976501305483">
            <text:p>0.0047976501</text:p>
          </table:table-cell>
          <table:table-cell office:value-type="float" office:value="0.0170973867147271">
            <text:p>0.0170973867</text:p>
          </table:table-cell>
          <table:table-cell office:value-type="float" office:value="0.0106278153153153">
            <text:p>0.0106278153</text:p>
          </table:table-cell>
          <table:table-cell office:value-type="float" office:value="1.0168368896526">
            <text:p>1.0168368897</text:p>
          </table:table-cell>
          <table:table-cell office:value-type="float" office:value="1.06041380194119">
            <text:p>1.0604138019</text:p>
          </table:table-cell>
          <table:table-cell office:value-type="float" office:value="1.03741873650202">
            <text:p>1.03741873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4072">
            <text:p>14072</text:p>
          </table:table-cell>
          <table:table-cell office:value-type="float" office:value="28512">
            <text:p>28512</text:p>
          </table:table-cell>
          <table:table-cell office:value-type="float" office:value="63677">
            <text:p>63677</text:p>
          </table:table-cell>
          <table:table-cell office:value-type="float" office:value="251.875">
            <text:p>251.875</text:p>
          </table:table-cell>
          <table:table-cell office:value-type="float" office:value="371.125">
            <text:p>371.125</text:p>
          </table:table-cell>
          <table:table-cell office:value-type="float" office:value="-320.125">
            <text:p>-320.125</text:p>
          </table:table-cell>
          <table:table-cell office:value-type="float" office:value="0.0178990193291643">
            <text:p>0.0178990193</text:p>
          </table:table-cell>
          <table:table-cell office:value-type="float" office:value="0.0130164492143659">
            <text:p>0.0130164492</text:p>
          </table:table-cell>
          <table:table-cell office:value-type="float" office:value="-0.00502732540791809">
            <text:p>-0.0050273254</text:p>
          </table:table-cell>
          <table:table-cell office:value-type="float" office:value="1.06327450244225">
            <text:p>1.0632745024</text:p>
          </table:table-cell>
          <table:table-cell office:value-type="float" office:value="1.04588965103257">
            <text:p>1.045889651</text:p>
          </table:table-cell>
          <table:table-cell office:value-type="float" office:value="0.982453898113771">
            <text:p>0.98245389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6346">
            <text:p>16346</text:p>
          </table:table-cell>
          <table:table-cell office:value-type="float" office:value="30875">
            <text:p>30875</text:p>
          </table:table-cell>
          <table:table-cell office:value-type="float" office:value="66526">
            <text:p>66526</text:p>
          </table:table-cell>
          <table:table-cell office:value-type="float" office:value="842.625">
            <text:p>842.625</text:p>
          </table:table-cell>
          <table:table-cell office:value-type="float" office:value="1591.75">
            <text:p>1591.75</text:p>
          </table:table-cell>
          <table:table-cell office:value-type="float" office:value="613.625">
            <text:p>613.625</text:p>
          </table:table-cell>
          <table:table-cell office:value-type="float" office:value="0.051549308699376">
            <text:p>0.0515493087</text:p>
          </table:table-cell>
          <table:table-cell office:value-type="float" office:value="0.0515546558704453">
            <text:p>0.0515546559</text:p>
          </table:table-cell>
          <table:table-cell office:value-type="float" office:value="0.00922383729669603">
            <text:p>0.0092238373</text:p>
          </table:table-cell>
          <table:table-cell office:value-type="float" office:value="1.18563094965349">
            <text:p>1.1856309497</text:p>
          </table:table-cell>
          <table:table-cell office:value-type="float" office:value="1.18565074532872">
            <text:p>1.1856507453</text:p>
          </table:table-cell>
          <table:table-cell office:value-type="float" office:value="1.03245018572041">
            <text:p>1.0324501857</text:p>
          </table:table-cell>
          <table:table-cell office:value-type="float" office:value="13.7899647085095">
            <text:p>13.7899647085</text:p>
          </table:table-cell>
          <table:table-cell office:value-type="float" office:value="13.7885697854707">
            <text:p>13.7885697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16775">
            <text:p>16775</text:p>
          </table:table-cell>
          <table:table-cell office:value-type="float" office:value="31353">
            <text:p>31353</text:p>
          </table:table-cell>
          <table:table-cell office:value-type="float" office:value="64276">
            <text:p>64276</text:p>
          </table:table-cell>
          <table:table-cell office:value-type="float" office:value="612">
            <text:p>612</text:p>
          </table:table-cell>
          <table:table-cell office:value-type="float" office:value="995">
            <text:p>995</text:p>
          </table:table-cell>
          <table:table-cell office:value-type="float" office:value="2323.5">
            <text:p>2323.5</text:p>
          </table:table-cell>
          <table:table-cell office:value-type="float" office:value="0.0364828614008942">
            <text:p>0.0364828614</text:p>
          </table:table-cell>
          <table:table-cell office:value-type="float" office:value="0.0317354001212005">
            <text:p>0.0317354001</text:p>
          </table:table-cell>
          <table:table-cell office:value-type="float" office:value="0.0361487958180347">
            <text:p>0.0361487958</text:p>
          </table:table-cell>
          <table:table-cell office:value-type="float" office:value="1.13029877328808">
            <text:p>1.1302987733</text:p>
          </table:table-cell>
          <table:table-cell office:value-type="float" office:value="1.11304788624107">
            <text:p>1.1130478862</text:p>
          </table:table-cell>
          <table:table-cell office:value-type="float" office:value="1.12908198682375">
            <text:p>1.1290819868</text:p>
          </table:table-cell>
          <table:table-cell office:value-type="float" office:value="19.3437586591541">
            <text:p>19.3437586592</text:p>
          </table:table-cell>
          <table:table-cell office:value-type="float" office:value="22.1862198032764">
            <text:p>22.1862198033</text:p>
          </table:table-cell>
          <table:table-cell office:value-type="float" office:value="19.5193570448842">
            <text:p>19.519357044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6886">
            <text:p>16886</text:p>
          </table:table-cell>
          <table:table-cell office:value-type="float" office:value="31734">
            <text:p>31734</text:p>
          </table:table-cell>
          <table:table-cell office:value-type="float" office:value="67229">
            <text:p>67229</text:p>
          </table:table-cell>
          <table:table-cell office:value-type="float" office:value="318.571428571429">
            <text:p>318.5714285714</text:p>
          </table:table-cell>
          <table:table-cell office:value-type="float" office:value="730.166666666667">
            <text:p>730.1666666667</text:p>
          </table:table-cell>
          <table:table-cell office:value-type="float" office:value="450.285714285714">
            <text:p>450.2857142857</text:p>
          </table:table-cell>
          <table:table-cell office:value-type="float" office:value="0.0188660090353801">
            <text:p>0.018866009</text:p>
          </table:table-cell>
          <table:table-cell office:value-type="float" office:value="0.0230089703997815">
            <text:p>0.0230089704</text:p>
          </table:table-cell>
          <table:table-cell office:value-type="float" office:value="0.00669778985684324">
            <text:p>0.0066977899</text:p>
          </table:table-cell>
          <table:table-cell office:value-type="float" office:value="1.0667286471658">
            <text:p>1.0667286472</text:p>
          </table:table-cell>
          <table:table-cell office:value-type="float" office:value="1.0815690453282">
            <text:p>1.0815690453</text:p>
          </table:table-cell>
          <table:table-cell office:value-type="float" office:value="1.02353019086133">
            <text:p>1.0235301909</text:p>
          </table:table-cell>
          <table:table-cell office:value-type="float" office:value="0">
            <text:p>0</text:p>
          </table:table-cell>
          <table:table-cell office:value-type="float" office:value="30.4703442415949">
            <text:p>30.4703442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7164">
            <text:p>17164</text:p>
          </table:table-cell>
          <table:table-cell office:value-type="float" office:value="32037">
            <text:p>32037</text:p>
          </table:table-cell>
          <table:table-cell office:value-type="float" office:value="67313">
            <text:p>67313</text:p>
          </table:table-cell>
          <table:table-cell office:value-type="float" office:value="0">
            <text:p>0</text:p>
          </table:table-cell>
          <table:table-cell office:value-type="float" office:value="1761.16666666667">
            <text:p>1761.1666666667</text:p>
          </table:table-cell>
          <table:table-cell office:value-type="float" office:value="2996.66666666667">
            <text:p>2996.6666666667</text:p>
          </table:table-cell>
          <table:table-cell office:value-type="float" office:value="0">
            <text:p>0</text:p>
          </table:table-cell>
          <table:table-cell office:value-type="float" office:value="0.054972895922423">
            <text:p>0.0549728959</text:p>
          </table:table-cell>
          <table:table-cell office:value-type="float" office:value="0.044518394168536">
            <text:p>0.0445183942</text:p>
          </table:table-cell>
          <table:table-cell office:value-type="float" office:value="1.06">
            <text:p>1.06</text:p>
          </table:table-cell>
          <table:table-cell office:value-type="float" office:value="1.19832829352923">
            <text:p>1.1983282935</text:p>
          </table:table-cell>
          <table:table-cell office:value-type="float" office:value="1.15969887893179">
            <text:p>1.1596988789</text:p>
          </table:table-cell>
          <table:table-cell office:value-type="float" office:value="0">
            <text:p>0</text:p>
          </table:table-cell>
          <table:table-cell office:value-type="float" office:value="12.9523722746414">
            <text:p>12.9523722746</text:p>
          </table:table-cell>
          <table:table-cell office:value-type="float" office:value="15.913963064774">
            <text:p>15.913963064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7447">
            <text:p>17447</text:p>
          </table:table-cell>
          <table:table-cell office:value-type="float" office:value="35865">
            <text:p>35865</text:p>
          </table:table-cell>
          <table:table-cell office:value-type="float" office:value="76512">
            <text:p>76512</text:p>
          </table:table-cell>
          <table:table-cell office:value-type="float" office:value="0">
            <text:p>0</text:p>
          </table:table-cell>
          <table:table-cell office:value-type="float" office:value="1626.5">
            <text:p>1626.5</text:p>
          </table:table-cell>
          <table:table-cell office:value-type="float" office:value="2698.4">
            <text:p>2698.4</text:p>
          </table:table-cell>
          <table:table-cell office:value-type="float" office:value="0">
            <text:p>0</text:p>
          </table:table-cell>
          <table:table-cell office:value-type="float" office:value="0.045350620381988">
            <text:p>0.0453506204</text:p>
          </table:table-cell>
          <table:table-cell office:value-type="float" office:value="0.0352676704307821">
            <text:p>0.0352676704</text:p>
          </table:table-cell>
          <table:table-cell office:value-type="float" office:value="1.06">
            <text:p>1.06</text:p>
          </table:table-cell>
          <table:table-cell office:value-type="float" office:value="1.16275826172426">
            <text:p>1.1627582617</text:p>
          </table:table-cell>
          <table:table-cell office:value-type="float" office:value="1.12587471131986">
            <text:p>1.1258747113</text:p>
          </table:table-cell>
          <table:table-cell office:value-type="float" office:value="0">
            <text:p>0</text:p>
          </table:table-cell>
          <table:table-cell office:value-type="float" office:value="15.628194770505">
            <text:p>15.6281947705</text:p>
          </table:table-cell>
          <table:table-cell office:value-type="float" office:value="19.99846911365">
            <text:p>19.998469113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5">
            <text:p>5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7734">
            <text:p>17734</text:p>
          </table:table-cell>
          <table:table-cell office:value-type="float" office:value="36562">
            <text:p>36562</text:p>
          </table:table-cell>
          <table:table-cell office:value-type="float" office:value="80620">
            <text:p>8062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5">
            <text:p>5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8027">
            <text:p>18027</text:p>
          </table:table-cell>
          <table:table-cell office:value-type="float" office:value="37824">
            <text:p>37824</text:p>
          </table:table-cell>
          <table:table-cell office:value-type="float" office:value="84948">
            <text:p>84948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15">
            <text:p>1.15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8324">
            <text:p>18324</text:p>
          </table:table-cell>
          <table:table-cell office:value-type="float" office:value="39378">
            <text:p>39378</text:p>
          </table:table-cell>
          <table:table-cell office:value-type="float" office:value="89508">
            <text:p>89508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05.75">
            <text:p>205.75</text:p>
          </table:table-cell>
          <table:table-cell office:value-type="float" office:value="10693.75">
            <text:p>10693.75</text:p>
          </table:table-cell>
          <table:table-cell office:value-type="float" office:value="38154.25">
            <text:p>38154.25</text:p>
          </table:table-cell>
          <table:table-cell office:value-type="float" office:value="27.315">
            <text:p>27.315</text:p>
          </table:table-cell>
          <table:table-cell table:number-columns-repeated="3" office:value-type="float" office:value="5">
            <text:p>5</text:p>
          </table:table-cell>
          <table:table-cell office:value-type="float" office:value="766">
            <text:p>766</text:p>
          </table:table-cell>
          <table:table-cell office:value-type="float" office:value="1124">
            <text:p>1124</text:p>
          </table:table-cell>
          <table:table-cell office:value-type="float" office:value="1700">
            <text:p>1700</text:p>
          </table:table-cell>
          <table:table-cell office:value-type="float" office:value="18625">
            <text:p>18625</text:p>
          </table:table-cell>
          <table:table-cell office:value-type="float" office:value="40404">
            <text:p>40404</text:p>
          </table:table-cell>
          <table:table-cell office:value-type="float" office:value="94314">
            <text:p>94314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03">
            <text:p>1.03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03.333333333333">
            <text:p>203.3333333333</text:p>
          </table:table-cell>
          <table:table-cell office:value-type="float" office:value="10837">
            <text:p>10837</text:p>
          </table:table-cell>
          <table:table-cell office:value-type="float" office:value="37673">
            <text:p>37673</text:p>
          </table:table-cell>
          <table:table-cell office:value-type="float" office:value="27.3633333333333">
            <text:p>27.36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864">
            <text:p>864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18932">
            <text:p>18932</text:p>
          </table:table-cell>
          <table:table-cell office:value-type="float" office:value="41754">
            <text:p>41754</text:p>
          </table:table-cell>
          <table:table-cell office:value-type="float" office:value="99377">
            <text:p>99377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04">
            <text:p>1.04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2.7">
            <text:p>22.7</text:p>
          </table:table-cell>
          <table:table-cell office:value-type="float" office:value="33.7">
            <text:p>33.7</text:p>
          </table:table-cell>
          <table:table-cell office:value-type="float" office:value="50.8">
            <text:p>50.8</text:p>
          </table:table-cell>
          <table:table-cell office:value-type="float" office:value="22475">
            <text:p>22475</text:p>
          </table:table-cell>
          <table:table-cell office:value-type="float" office:value="26238">
            <text:p>26238</text:p>
          </table:table-cell>
          <table:table-cell office:value-type="float" office:value="29731">
            <text:p>297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4:34.80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1168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6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416">
                <text:p>7416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92">
                <text:p>10892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238">
                <text:p>10238</text:p>
              </table:table-cell>
              <table:table-cell office:value-type="float" office:value="14381">
                <text:p>143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465">
                <text:p>10465</text:p>
              </table:table-cell>
              <table:table-cell office:value-type="float" office:value="14902">
                <text:p>149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967">
                <text:p>10967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978">
                <text:p>10978</text:p>
              </table:table-cell>
              <table:table-cell office:value-type="float" office:value="15144">
                <text:p>1514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96">
                <text:p>7296</text:p>
              </table:table-cell>
              <table:table-cell office:value-type="float" office:value="10739">
                <text:p>10739</text:p>
              </table:table-cell>
              <table:table-cell office:value-type="float" office:value="16478">
                <text:p>1647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998">
                <text:p>7998</text:p>
              </table:table-cell>
              <table:table-cell office:value-type="float" office:value="10802">
                <text:p>10802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24">
                <text:p>8524</text:p>
              </table:table-cell>
              <table:table-cell office:value-type="float" office:value="11386">
                <text:p>11386</text:p>
              </table:table-cell>
              <table:table-cell office:value-type="float" office:value="16447">
                <text:p>1644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24">
                <text:p>8424</text:p>
              </table:table-cell>
              <table:table-cell office:value-type="float" office:value="10976">
                <text:p>10976</text:p>
              </table:table-cell>
              <table:table-cell office:value-type="float" office:value="15144">
                <text:p>151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186">
                <text:p>8186</text:p>
              </table:table-cell>
              <table:table-cell office:value-type="float" office:value="10744">
                <text:p>10744</text:p>
              </table:table-cell>
              <table:table-cell office:value-type="float" office:value="16157">
                <text:p>1615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155">
                <text:p>8155</text:p>
              </table:table-cell>
              <table:table-cell office:value-type="float" office:value="10812">
                <text:p>10812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454">
                <text:p>8454</text:p>
              </table:table-cell>
              <table:table-cell office:value-type="float" office:value="11050">
                <text:p>11050</text:p>
              </table:table-cell>
              <table:table-cell office:value-type="float" office:value="16553">
                <text:p>1655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460">
                <text:p>8460</text:p>
              </table:table-cell>
              <table:table-cell office:value-type="float" office:value="10934">
                <text:p>10934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186">
                <text:p>8186</text:p>
              </table:table-cell>
              <table:table-cell office:value-type="float" office:value="11696">
                <text:p>11696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2758">
                <text:p>12758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521">
                <text:p>11521</text:p>
              </table:table-cell>
              <table:table-cell office:value-type="float" office:value="16311">
                <text:p>1631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08">
                <text:p>8208</text:p>
              </table:table-cell>
              <table:table-cell office:value-type="float" office:value="11398">
                <text:p>11398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1642">
                <text:p>11642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1906">
                <text:p>11906</text:p>
              </table:table-cell>
              <table:table-cell office:value-type="float" office:value="17124">
                <text:p>171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472">
                <text:p>11472</text:p>
              </table:table-cell>
              <table:table-cell office:value-type="float" office:value="19134">
                <text:p>1913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530">
                <text:p>12530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322">
                <text:p>13322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222">
                <text:p>12222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612">
                <text:p>8612</text:p>
              </table:table-cell>
              <table:table-cell office:value-type="float" office:value="13610">
                <text:p>13610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02">
                <text:p>8602</text:p>
              </table:table-cell>
              <table:table-cell office:value-type="float" office:value="14798">
                <text:p>14798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274">
                <text:p>14274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445">
                <text:p>14445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6190">
                <text:p>16190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838">
                <text:p>15838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946">
                <text:p>15946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48">
                <text:p>10448</text:p>
              </table:table-cell>
              <table:table-cell office:value-type="float" office:value="17603">
                <text:p>17603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52">
                <text:p>10552</text:p>
              </table:table-cell>
              <table:table-cell office:value-type="float" office:value="18400">
                <text:p>18400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06">
                <text:p>18706</text:p>
              </table:table-cell>
              <table:table-cell office:value-type="float" office:value="29126">
                <text:p>291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408">
                <text:p>18408</text:p>
              </table:table-cell>
              <table:table-cell office:value-type="float" office:value="30094">
                <text:p>3009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05">
                <text:p>13605</text:p>
              </table:table-cell>
              <table:table-cell office:value-type="float" office:value="18740">
                <text:p>18740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752">
                <text:p>19752</text:p>
              </table:table-cell>
              <table:table-cell office:value-type="float" office:value="32543">
                <text:p>3254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502">
                <text:p>20502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818">
                <text:p>20818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248">
                <text:p>14248</text:p>
              </table:table-cell>
              <table:table-cell office:value-type="float" office:value="22427">
                <text:p>22427</text:p>
              </table:table-cell>
              <table:table-cell office:value-type="float" office:value="32077">
                <text:p>3207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900">
                <text:p>22900</text:p>
              </table:table-cell>
              <table:table-cell office:value-type="float" office:value="33745">
                <text:p>3374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604">
                <text:p>15604</text:p>
              </table:table-cell>
              <table:table-cell office:value-type="float" office:value="21531">
                <text:p>21531</text:p>
              </table:table-cell>
              <table:table-cell office:value-type="float" office:value="36114">
                <text:p>3611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3312">
                <text:p>23312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742">
                <text:p>24742</text:p>
              </table:table-cell>
              <table:table-cell office:value-type="float" office:value="42529">
                <text:p>425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08">
                <text:p>17108</text:p>
              </table:table-cell>
              <table:table-cell office:value-type="float" office:value="24491">
                <text:p>24491</text:p>
              </table:table-cell>
              <table:table-cell office:value-type="float" office:value="42577">
                <text:p>4257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362">
                <text:p>25362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3565">
                <text:p>23565</text:p>
              </table:table-cell>
              <table:table-cell office:value-type="float" office:value="39016">
                <text:p>3901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200">
                <text:p>16200</text:p>
              </table:table-cell>
              <table:table-cell office:value-type="float" office:value="24504">
                <text:p>24504</text:p>
              </table:table-cell>
              <table:table-cell office:value-type="float" office:value="41207">
                <text:p>4120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0">
                <text:p>17450</text:p>
              </table:table-cell>
              <table:table-cell office:value-type="float" office:value="24416">
                <text:p>24416</text:p>
              </table:table-cell>
              <table:table-cell office:value-type="float" office:value="41147">
                <text:p>4114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6850">
                <text:p>16850</text:p>
              </table:table-cell>
              <table:table-cell office:value-type="float" office:value="25264">
                <text:p>25264</text:p>
              </table:table-cell>
              <table:table-cell office:value-type="float" office:value="36319">
                <text:p>3631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7427">
                <text:p>17427</text:p>
              </table:table-cell>
              <table:table-cell office:value-type="float" office:value="26106">
                <text:p>26106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5520">
                <text:p>15520</text:p>
              </table:table-cell>
              <table:table-cell office:value-type="float" office:value="26384">
                <text:p>26384</text:p>
              </table:table-cell>
              <table:table-cell office:value-type="float" office:value="39949">
                <text:p>3994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940">
                <text:p>14940</text:p>
              </table:table-cell>
              <table:table-cell office:value-type="float" office:value="25896">
                <text:p>25896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740">
                <text:p>13740</text:p>
              </table:table-cell>
              <table:table-cell office:value-type="float" office:value="24648">
                <text:p>24648</text:p>
              </table:table-cell>
              <table:table-cell office:value-type="float" office:value="40774">
                <text:p>4077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880">
                <text:p>14880</text:p>
              </table:table-cell>
              <table:table-cell office:value-type="float" office:value="23958">
                <text:p>23958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2672">
                <text:p>12672</text:p>
              </table:table-cell>
              <table:table-cell office:value-type="float" office:value="24650">
                <text:p>24650</text:p>
              </table:table-cell>
              <table:table-cell office:value-type="float" office:value="46068">
                <text:p>4606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286">
                <text:p>11286</text:p>
              </table:table-cell>
              <table:table-cell office:value-type="float" office:value="23590">
                <text:p>23590</text:p>
              </table:table-cell>
              <table:table-cell office:value-type="float" office:value="45954">
                <text:p>459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3266">
                <text:p>13266</text:p>
              </table:table-cell>
              <table:table-cell office:value-type="float" office:value="23851">
                <text:p>23851</text:p>
              </table:table-cell>
              <table:table-cell office:value-type="float" office:value="48951">
                <text:p>4895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4880">
                <text:p>14880</text:p>
              </table:table-cell>
              <table:table-cell office:value-type="float" office:value="26416">
                <text:p>26416</text:p>
              </table:table-cell>
              <table:table-cell office:value-type="float" office:value="51874">
                <text:p>5187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4080">
                <text:p>14080</text:p>
              </table:table-cell>
              <table:table-cell office:value-type="float" office:value="25920">
                <text:p>25920</text:p>
              </table:table-cell>
              <table:table-cell office:value-type="float" office:value="51911">
                <text:p>5191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2540">
                <text:p>12540</text:p>
              </table:table-cell>
              <table:table-cell office:value-type="float" office:value="26070">
                <text:p>26070</text:p>
              </table:table-cell>
              <table:table-cell office:value-type="float" office:value="50690">
                <text:p>5069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4740">
                <text:p>14740</text:p>
              </table:table-cell>
              <table:table-cell office:value-type="float" office:value="26962">
                <text:p>26962</text:p>
              </table:table-cell>
              <table:table-cell office:value-type="float" office:value="53835">
                <text:p>5383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6290">
                <text:p>16290</text:p>
              </table:table-cell>
              <table:table-cell office:value-type="float" office:value="28612">
                <text:p>28612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922">
                <text:p>14922</text:p>
              </table:table-cell>
              <table:table-cell office:value-type="float" office:value="27536">
                <text:p>27536</text:p>
              </table:table-cell>
              <table:table-cell office:value-type="float" office:value="54880">
                <text:p>5488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5912">
                <text:p>15912</text:p>
              </table:table-cell>
              <table:table-cell office:value-type="float" office:value="29036">
                <text:p>29036</text:p>
              </table:table-cell>
              <table:table-cell office:value-type="float" office:value="56055">
                <text:p>5605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3788">
                <text:p>13788</text:p>
              </table:table-cell>
              <table:table-cell office:value-type="float" office:value="29224">
                <text:p>29224</text:p>
              </table:table-cell>
              <table:table-cell office:value-type="float" office:value="61642">
                <text:p>6164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5552">
                <text:p>15552</text:p>
              </table:table-cell>
              <table:table-cell office:value-type="float" office:value="29865">
                <text:p>29865</text:p>
              </table:table-cell>
              <table:table-cell office:value-type="float" office:value="63455">
                <text:p>6345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3227">
                <text:p>13227</text:p>
              </table:table-cell>
              <table:table-cell office:value-type="float" office:value="27357">
                <text:p>27357</text:p>
              </table:table-cell>
              <table:table-cell office:value-type="float" office:value="64306">
                <text:p>6430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4971">
                <text:p>14971</text:p>
              </table:table-cell>
              <table:table-cell office:value-type="float" office:value="29676">
                <text:p>29676</text:p>
              </table:table-cell>
              <table:table-cell office:value-type="float" office:value="65860">
                <text:p>6586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5320">
                <text:p>15320</text:p>
              </table:table-cell>
              <table:table-cell office:value-type="float" office:value="31072">
                <text:p>31072</text:p>
              </table:table-cell>
              <table:table-cell office:value-type="float" office:value="65712">
                <text:p>6571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072">
                <text:p>14072</text:p>
              </table:table-cell>
              <table:table-cell office:value-type="float" office:value="28512">
                <text:p>28512</text:p>
              </table:table-cell>
              <table:table-cell office:value-type="float" office:value="63677">
                <text:p>6367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346">
                <text:p>16346</text:p>
              </table:table-cell>
              <table:table-cell office:value-type="float" office:value="30875">
                <text:p>30875</text:p>
              </table:table-cell>
              <table:table-cell office:value-type="float" office:value="66526">
                <text:p>6652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6775">
                <text:p>16775</text:p>
              </table:table-cell>
              <table:table-cell office:value-type="float" office:value="31353">
                <text:p>31353</text:p>
              </table:table-cell>
              <table:table-cell office:value-type="float" office:value="64276">
                <text:p>6427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6886">
                <text:p>16886</text:p>
              </table:table-cell>
              <table:table-cell office:value-type="float" office:value="31734">
                <text:p>31734</text:p>
              </table:table-cell>
              <table:table-cell office:value-type="float" office:value="67229">
                <text:p>6722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7164">
                <text:p>17164</text:p>
              </table:table-cell>
              <table:table-cell office:value-type="float" office:value="32037">
                <text:p>32037</text:p>
              </table:table-cell>
              <table:table-cell office:value-type="float" office:value="67313">
                <text:p>6731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7447">
                <text:p>17447</text:p>
              </table:table-cell>
              <table:table-cell office:value-type="float" office:value="35865">
                <text:p>35865</text:p>
              </table:table-cell>
              <table:table-cell office:value-type="float" office:value="76512">
                <text:p>7651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7734">
                <text:p>17734</text:p>
              </table:table-cell>
              <table:table-cell office:value-type="float" office:value="36562">
                <text:p>36562</text:p>
              </table:table-cell>
              <table:table-cell office:value-type="float" office:value="80620">
                <text:p>8062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8027">
                <text:p>18027</text:p>
              </table:table-cell>
              <table:table-cell office:value-type="float" office:value="37824">
                <text:p>37824</text:p>
              </table:table-cell>
              <table:table-cell office:value-type="float" office:value="84948">
                <text:p>8494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8324">
                <text:p>18324</text:p>
              </table:table-cell>
              <table:table-cell office:value-type="float" office:value="39378">
                <text:p>39378</text:p>
              </table:table-cell>
              <table:table-cell office:value-type="float" office:value="89508">
                <text:p>8950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625">
                <text:p>18625</text:p>
              </table:table-cell>
              <table:table-cell office:value-type="float" office:value="40404">
                <text:p>40404</text:p>
              </table:table-cell>
              <table:table-cell office:value-type="float" office:value="94314">
                <text:p>9431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8932">
                <text:p>18932</text:p>
              </table:table-cell>
              <table:table-cell office:value-type="float" office:value="41754">
                <text:p>41754</text:p>
              </table:table-cell>
              <table:table-cell office:value-type="float" office:value="99377">
                <text:p>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37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693.75">
                <text:p>10693.7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0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315">
                <text:p>27.31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7.3633333333333">
                <text:p>27.3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5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537066329607">
                <text:p>0.97053706632960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2585861903111">
                <text:p>1.02585861903111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507242648974">
                <text:p>1.0250724264897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4258286111301">
                <text:p>0.98425828611130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010240432109">
                <text:p>1.1001024043210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360570490184">
                <text:p>1.103605704901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059524544612">
                <text:p>1.0605952454461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3603931533451">
                <text:p>1.0360393153345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7740861219481">
                <text:p>1.0774086121948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8042874753">
                <text:p>1.08804287475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8105326262771">
                <text:p>0.9810532626277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5042351068347">
                <text:p>0.99504235106834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235746344864">
                <text:p>1.0023574634486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444231612888">
                <text:p>1.0244423161288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167229091499">
                <text:p>1.1116722909149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915420350541">
                <text:p>1.1291542035054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592372819128">
                <text:p>1.0259237281912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255173758922">
                <text:p>1.0725517375892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109220821018">
                <text:p>1.1210922082101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516923024406">
                <text:p>1.1051692302440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67113492573">
                <text:p>1.0156711349257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699850537934">
                <text:p>1.0269985053793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325534413649">
                <text:p>1.0932553441364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622866355217">
                <text:p>1.1062286635521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930756301995">
                <text:p>1.0193075630199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0993356406973">
                <text:p>1.109933564069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858282535869">
                <text:p>1.1185828253586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177912908681">
                <text:p>1.1317791290868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457999841597">
                <text:p>1.1045799984159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1026071358285">
                <text:p>1.2102607135828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829639532875">
                <text:p>1.1882963953287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299607727709">
                <text:p>1.1129960772770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565600306102">
                <text:p>1.135656003061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286001858408">
                <text:p>1.1128600185840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903020974154">
                <text:p>1.0790302097415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44332909174">
                <text:p>1.054433290917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791988486916">
                <text:p>1.047919884869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623123053671">
                <text:p>1.0862312305367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882320014993">
                <text:p>1.0888232001499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341707650235">
                <text:p>1.1034170765023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3193432114185">
                <text:p>1.0319343211418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2214565668438">
                <text:p>1.0221456566843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9848195396549">
                <text:p>0.9984819539654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8280033429559">
                <text:p>1.0828003342955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49507579128548">
                <text:p>0.94950757912854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45492820123899">
                <text:p>0.94549282012389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67398772826049">
                <text:p>0.96739877282604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85081160676">
                <text:p>1.0850811606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3432372377781">
                <text:p>1.0343237237778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775446314721139">
                <text:p>0.77544631472113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765472323639184">
                <text:p>0.76547232363918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7694260506929">
                <text:p>0.8769426050692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30930330027957">
                <text:p>0.93093033002795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65423903477">
                <text:p>1.096542390347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0569221352301">
                <text:p>1.1056922135230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3440192157297">
                <text:p>1.1344019215729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763387895338">
                <text:p>1.0176338789533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59214340896844">
                <text:p>0.95921434089684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3440192157297">
                <text:p>1.1344019215729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5432833345516">
                <text:p>1.0543283334551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97100793626568">
                <text:p>0.99710079362656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1363903981694">
                <text:p>1.0136390398169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348519495121">
                <text:p>1.034851949512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41380194119">
                <text:p>1.0604138019411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4588965103257">
                <text:p>1.0458896510325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8565074532872">
                <text:p>1.1856507453287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1304788624107">
                <text:p>1.1130478862410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815690453282">
                <text:p>1.081569045328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9832829352923">
                <text:p>1.1983282935292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16275826172426">
                <text:p>1.1627582617242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8154.25">
                <text:p>38154.2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7673">
                <text:p>37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